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2" svg:font-family="Mangal"/>
    <style:font-face style:name="OpenSymbol" svg:font-family="OpenSymbol"/>
    <style:font-face style:name="Arial3" svg:font-family="Arial" style:font-pitch="variable"/>
    <style:font-face style:name="Lucida Sans Unicode1" svg:font-family="'Lucida Sans Unicode'" style:font-pitch="variable"/>
    <style:font-face style:name="Mangal1" svg:font-family="Mangal"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102635" officeooo:paragraph-rsid="00102635"/>
    </style:style>
    <style:style style:name="P2" style:family="paragraph" style:parent-style-name="Standard">
      <style:text-properties officeooo:rsid="00147a0b" officeooo:paragraph-rsid="00102635"/>
    </style:style>
    <style:style style:name="P3" style:family="paragraph" style:parent-style-name="Standard">
      <style:text-properties officeooo:rsid="00160ad0" officeooo:paragraph-rsid="00160ad0"/>
    </style:style>
    <style:style style:name="P4" style:family="paragraph" style:parent-style-name="Standard">
      <style:text-properties officeooo:rsid="0012937a" officeooo:paragraph-rsid="00102635"/>
    </style:style>
    <style:style style:name="P5" style:family="paragraph" style:parent-style-name="Standard">
      <style:text-properties officeooo:rsid="0012937a" officeooo:paragraph-rsid="001d40c4"/>
    </style:style>
    <style:style style:name="P6" style:family="paragraph" style:parent-style-name="Standard">
      <style:text-properties officeooo:rsid="00175f62" officeooo:paragraph-rsid="00175f62"/>
    </style:style>
    <style:style style:name="P7" style:family="paragraph" style:parent-style-name="Standard">
      <style:text-properties officeooo:rsid="001a481c" officeooo:paragraph-rsid="001a481c"/>
    </style:style>
    <style:style style:name="P8" style:family="paragraph" style:parent-style-name="Standard">
      <style:text-properties officeooo:rsid="0018ad64" officeooo:paragraph-rsid="0018ad64"/>
    </style:style>
    <style:style style:name="P9" style:family="paragraph" style:parent-style-name="Standard">
      <style:text-properties officeooo:rsid="001bba98" officeooo:paragraph-rsid="001bba98"/>
    </style:style>
    <style:style style:name="P10" style:family="paragraph" style:parent-style-name="Standard" style:list-style-name="L1">
      <style:text-properties officeooo:rsid="00102635" officeooo:paragraph-rsid="00102635"/>
    </style:style>
    <style:style style:name="P11" style:family="paragraph" style:parent-style-name="Standard" style:list-style-name="L1">
      <style:text-properties officeooo:rsid="001bdb2e" officeooo:paragraph-rsid="001bdb2e"/>
    </style:style>
    <style:style style:name="P12" style:family="paragraph" style:parent-style-name="Standard">
      <style:text-properties officeooo:rsid="001bdb2e" officeooo:paragraph-rsid="001bdb2e"/>
    </style:style>
    <style:style style:name="P13" style:family="paragraph" style:parent-style-name="Standard" style:list-style-name="L2">
      <style:text-properties officeooo:rsid="00147a0b" officeooo:paragraph-rsid="00147a0b"/>
    </style:style>
    <style:style style:name="P14" style:family="paragraph" style:parent-style-name="Standard" style:list-style-name="L2">
      <style:text-properties officeooo:rsid="00160ad0" officeooo:paragraph-rsid="00160ad0"/>
    </style:style>
    <style:style style:name="P15" style:family="paragraph" style:parent-style-name="Standard">
      <style:text-properties officeooo:rsid="00160ad0" officeooo:paragraph-rsid="001bba98"/>
    </style:style>
    <style:style style:name="P16" style:family="paragraph" style:parent-style-name="Standard">
      <style:text-properties officeooo:rsid="001d40c4" officeooo:paragraph-rsid="001d40c4"/>
    </style:style>
    <style:style style:name="P17" style:family="paragraph" style:parent-style-name="Standard">
      <style:text-properties officeooo:rsid="002088dc" officeooo:paragraph-rsid="002088dc"/>
    </style:style>
    <style:style style:name="P18" style:family="paragraph" style:parent-style-name="Standard">
      <style:text-properties officeooo:rsid="001bba98" officeooo:paragraph-rsid="001bba98"/>
    </style:style>
    <style:style style:name="P19" style:family="paragraph" style:parent-style-name="Standard">
      <style:text-properties officeooo:paragraph-rsid="00218973"/>
    </style:style>
    <style:style style:name="P20" style:family="paragraph" style:parent-style-name="Standard">
      <style:text-properties officeooo:rsid="001a481c" officeooo:paragraph-rsid="00218973"/>
    </style:style>
    <style:style style:name="P21" style:family="paragraph" style:parent-style-name="Standard">
      <style:text-properties officeooo:rsid="001a481c" officeooo:paragraph-rsid="001a481c"/>
    </style:style>
    <style:style style:name="P22" style:family="paragraph" style:parent-style-name="Standard">
      <style:text-properties officeooo:paragraph-rsid="0024be6b"/>
    </style:style>
    <style:style style:name="P23" style:family="paragraph" style:parent-style-name="Standard">
      <style:text-properties officeooo:paragraph-rsid="0026855e"/>
    </style:style>
    <style:style style:name="P2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start" fo:text-indent="0in"/>
    </style:style>
    <style:style style:name="P26"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20%" fo:text-align="center" fo:text-indent="0in"/>
    </style:style>
    <style:style style:name="P30" style:family="paragraph">
      <style:paragraph-properties fo:margin-left="0in" fo:margin-right="0in" fo:margin-top="0in" fo:margin-bottom="0in" fo:line-height="12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2937a"/>
    </style:style>
    <style:style style:name="T2" style:family="text">
      <style:text-properties officeooo:rsid="00147a0b"/>
    </style:style>
    <style:style style:name="T3" style:family="text">
      <style:text-properties officeooo:rsid="001bdb2e"/>
    </style:style>
    <style:style style:name="T4" style:family="text">
      <style:text-properties officeooo:rsid="001d40c4"/>
    </style:style>
    <style:style style:name="T5" style:family="text">
      <style:text-properties officeooo:rsid="002088dc"/>
    </style:style>
    <style:style style:name="T6" style:family="text">
      <style:text-properties officeooo:rsid="00218973"/>
    </style:style>
    <style:style style:name="T7" style:family="text">
      <style:text-properties officeooo:rsid="00231e33"/>
    </style:style>
    <style:style style:name="T8" style:family="text">
      <style:text-properties officeooo:rsid="0024be6b"/>
    </style:style>
    <style:style style:name="T9" style:family="text">
      <style:text-properties officeooo:rsid="0026855e"/>
    </style:style>
    <style:style style:name="T10" style:family="text">
      <style:text-properties officeooo:rsid="00284333"/>
    </style:style>
    <style:style style:name="T11" style:family="text">
      <style:text-properties fo:color="#000000" style:text-outline="false" style:text-line-through-style="none" style:font-name="Arial2" fo:font-size="8pt"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Arial2" fo:font-size="8pt" fo:font-style="normal" fo:text-shadow="none" style:text-underline-style="none" fo:font-weight="bold" style:letter-kerning="true" style:font-name-asian="Arial2" style:font-size-asian="8pt" style:font-style-asian="normal" style:font-weight-asian="bold" style:font-name-complex="Arial2" style:font-size-complex="8pt"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svg:stroke-color="#3465af"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098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43in" fo:padding-bottom="0.0543in" fo:padding-left="0.1035in" fo:padding-right="0.1035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148in" fo:padding-top="0.0138in" fo:padding-bottom="0.0138in" fo:padding-left="0.0138in" fo:padding-right="0.0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9335in" fo:padding-top="0.0138in" fo:padding-bottom="0.0138in" fo:padding-left="0.0138in" fo:padding-right="0.0138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728in" fo:padding-top="0.0138in" fo:padding-bottom="0.0138in" fo:padding-left="0.0138in" fo:padding-right="0.0138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1.0665in" fo:padding-top="0.0138in" fo:padding-bottom="0.0138in" fo:padding-left="0.0138in" fo:padding-right="0.013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148in" fo:padding-top="0.0138in" fo:padding-bottom="0.0138in" fo:padding-left="0.0138in" fo:padding-right="0.0138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4008in" fo:padding-top="0.0138in" fo:padding-bottom="0.0138in" fo:padding-left="0.0138in" fo:padding-right="0.013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6665in" fo:padding-top="0.0138in" fo:padding-bottom="0.0138in" fo:padding-left="0.0138in" fo:padding-right="0.0138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1.4665in" fo:padding-top="0.0138in" fo:padding-bottom="0.0138in" fo:padding-left="0.0138in" fo:padding-right="0.0138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top" fo:min-height="0.8008in" fo:padding-top="0.0138in" fo:padding-bottom="0.0138in" fo:padding-left="0.0138in" fo:padding-right="0.0138in" draw:shadow="hidden" draw:shadow-offset-x="0.0783in" draw:shadow-offset-y="0.0783in" draw:shadow-color="#808080" style:run-through="foreground"/>
    </style:style>
    <style:style style:name="gr15" style:family="graphic">
      <style:graphic-properties draw:stroke="none" svg:stroke-width="0in" svg:stroke-color="#3465af" draw:marker-start="" draw:marker-start-width="0.0783in" draw:marker-start-center="false" draw:marker-end="" draw:marker-end-width="0.0783in" draw:marker-end-center="false" draw:fill="gradient" draw:fill-color="#729fcf" draw:fill-gradient-name="Gradient_5f_1"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3465af" draw:marker-start="" draw:marker-start-width="0.0783in" draw:marker-start-center="false" draw:marker-end="" draw:marker-end-width="0.0783in" draw:marker-end-center="false" draw:fill="solid" draw:fill-color="#f5f5f5"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9925in" fo:padding-top="0.0555in" fo:padding-bottom="0.0555in" fo:padding-left="0.0555in" fo:padding-right="0.0555in" draw:shadow="hidden" draw:shadow-offset-x="0.0783in" draw:shadow-offset-y="0.0783in" draw:shadow-color="#808080" style:run-through="foreground"/>
    </style:style>
    <style:style style:name="gr18" style:family="graphic">
      <style:graphic-properties draw:stroke="none" svg:stroke-width="0in" svg:stroke-color="#3465af" draw:marker-start="" draw:marker-start-width="0.0783in" draw:marker-start-center="false" draw:marker-end="" draw:marker-end-width="0.0783in" draw:marker-end-center="false" draw:fill="gradient" draw:fill-color="#729fcf" draw:fill-gradient-name="Gradient_5f_2"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0071in" svg:stroke-color="#000000" draw:marker-start="StartMarker_5f_1"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0" style:family="graphic">
      <style:graphic-properties draw:stroke="solid" svg:stroke-width="0.0071in" svg:stroke-color="#000000" draw:marker-start="StartMarker_5f_2"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1" style:family="graphic">
      <style:graphic-properties draw:stroke="solid" svg:stroke-width="0.0071in" svg:stroke-color="#000000" draw:marker-start="StartMarker_5f_3"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2" style:family="graphic">
      <style:graphic-properties draw:stroke="solid" svg:stroke-width="0.0071in" svg:stroke-color="#000000" draw:marker-start="StartMarker_5f_4"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335in" fo:padding-top="0.0555in" fo:padding-bottom="0.0555in" fo:padding-left="0.0555in" fo:padding-right="0.0555in" draw:shadow="hidden" draw:shadow-offset-x="0.0783in" draw:shadow-offset-y="0.0783in" draw:shadow-color="#808080" style:run-through="foreground"/>
    </style:style>
    <style:style style:name="gr24" style:family="graphic">
      <style:graphic-properties draw:stroke="solid" svg:stroke-width="0.0071in" svg:stroke-color="#000000" draw:marker-start="StartMarker_5f_5"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5" style:family="graphic">
      <style:graphic-properties draw:stroke="solid" svg:stroke-width="0.0071in" svg:stroke-color="#000000" draw:marker-start="StartMarker_5f_6"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6" style:family="graphic">
      <style:graphic-properties draw:stroke="solid" svg:stroke-width="0.0071in" svg:stroke-color="#000000" draw:marker-start="StartMarker_5f_7"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7" style:family="graphic">
      <style:graphic-properties draw:stroke="solid" svg:stroke-width="0.0071in" svg:stroke-color="#000000" draw:marker-start="StartMarker_5f_8"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8" style:family="graphic">
      <style:graphic-properties draw:stroke="solid" svg:stroke-width="0.0071in" svg:stroke-color="#000000" draw:marker-start="StartMarker_5f_9"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29" style:family="graphic">
      <style:graphic-properties draw:stroke="solid" svg:stroke-width="0.0071in" svg:stroke-color="#000000" draw:marker-start="StartMarker_5f_10"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30" style:family="graphic">
      <style:graphic-properties draw:stroke="solid" svg:stroke-width="0.0071in" svg:stroke-color="#000000" draw:marker-start="StartMarker_5f_11" draw:marker-start-width="0.1165in" draw:marker-start-center="false" draw:marker-end="" draw:marker-end-width="0.0783in" draw:marker-end-center="false" svg:stroke-opacity="100%" draw:stroke-linejoin="round" draw:fill="none" draw:fill-color="#729fcf" draw:textarea-horizontal-align="justify" fo:padding-top="0.052in" fo:padding-bottom="0.052in" fo:padding-left="0.1016in" fo:padding-right="0.1016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0465in" fo:padding-top="0.0555in" fo:padding-bottom="0.0555in" fo:padding-left="0.0555in" fo:padding-right="0.0555in" draw:shadow="hidden" draw:shadow-offset-x="0.0783in" draw:shadow-offset-y="0.0783in" draw:shadow-color="#808080" style:run-through="foreground"/>
    </style:style>
    <style:style style:name="gr32" style:family="graphic">
      <style:graphic-properties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3165in" fo:padding-top="0.028in" fo:padding-bottom="0.028in" fo:padding-left="0.028in" fo:padding-right="0.028in" draw:shadow="hidden" draw:shadow-offset-x="0.0783in" draw:shadow-offset-y="0.0783in" draw:shadow-color="#808080" style:run-through="foreground"/>
    </style:style>
    <style:style style:name="gr36"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39"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42"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6717in" fo:padding-top="0.028in" fo:padding-bottom="0.028in" fo:padding-left="0.028in" fo:padding-right="0.028in" draw:shadow="hidden" draw:shadow-offset-x="0.0783in" draw:shadow-offset-y="0.0783in" draw:shadow-color="#808080" style:run-through="foreground"/>
    </style:style>
    <style:style style:name="gr45"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48"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51"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802in" fo:padding-top="0.028in" fo:padding-bottom="0.028in" fo:padding-left="0.028in" fo:padding-right="0.028in" draw:shadow="hidden" draw:shadow-offset-x="0.0783in" draw:shadow-offset-y="0.0783in" draw:shadow-color="#808080" style:run-through="foreground"/>
    </style:style>
    <style:style style:name="gr54"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43in" fo:padding-top="0.028in" fo:padding-bottom="0.028in" fo:padding-left="0.028in" fo:padding-right="0.028in" draw:shadow="hidden" draw:shadow-offset-x="0.0783in" draw:shadow-offset-y="0.0783in" draw:shadow-color="#808080" style:run-through="foreground"/>
    </style:style>
    <style:style style:name="gr57" style:family="graphic">
      <style:graphic-properties draw:stroke="solid" svg:stroke-width="0.0035in" svg:stroke-color="#4677bf" draw:marker-start="" draw:marker-start-width="0.0783in" draw:marker-start-center="false" draw:marker-end="EndMarker_5f_1"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58" style:family="graphic">
      <style:graphic-properties draw:stroke="solid" svg:stroke-width="0.0035in" svg:stroke-color="#4677bf" draw:marker-start="" draw:marker-start-width="0.0783in" draw:marker-start-center="false" draw:marker-end="EndMarker_5f_2"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59" style:family="graphic">
      <style:graphic-properties draw:stroke="solid" svg:stroke-width="0.0035in" svg:stroke-color="#4677bf" draw:marker-start="" draw:marker-start-width="0.0783in" draw:marker-start-center="false" draw:marker-end="EndMarker_5f_3"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0" style:family="graphic">
      <style:graphic-properties draw:stroke="solid" svg:stroke-width="0.0035in" svg:stroke-color="#4677bf" draw:marker-start="" draw:marker-start-width="0.0783in" draw:marker-start-center="false" draw:marker-end="EndMarker_5f_4"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1" style:family="graphic">
      <style:graphic-properties draw:stroke="solid" svg:stroke-width="0.0035in" svg:stroke-color="#4677bf" draw:marker-start="" draw:marker-start-width="0.0783in" draw:marker-start-center="false" draw:marker-end="EndMarker_5f_5"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2" style:family="graphic">
      <style:graphic-properties draw:stroke="solid" svg:stroke-width="0.0035in" svg:stroke-color="#4677bf" draw:marker-start="" draw:marker-start-width="0.0783in" draw:marker-start-center="false" draw:marker-end="EndMarker_5f_6"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3" style:family="graphic">
      <style:graphic-properties draw:stroke="solid" svg:stroke-width="0.0035in" svg:stroke-color="#4677bf" draw:marker-start="" draw:marker-start-width="0.0783in" draw:marker-start-center="false" draw:marker-end="EndMarker_5f_7"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4" style:family="graphic">
      <style:graphic-properties draw:stroke="solid" svg:stroke-width="0.0035in" svg:stroke-color="#4677bf" draw:marker-start="" draw:marker-start-width="0.0783in" draw:marker-start-center="false" draw:marker-end="EndMarker_5f_8"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5"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7835in" fo:padding-top="0.028in" fo:padding-bottom="0.028in" fo:padding-left="0.028in" fo:padding-right="0.028in" draw:shadow="hidden" draw:shadow-offset-x="0.0783in" draw:shadow-offset-y="0.0783in" draw:shadow-color="#808080" style:run-through="foreground"/>
    </style:style>
    <style:style style:name="gr68"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7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43in" fo:padding-top="0.028in" fo:padding-bottom="0.028in" fo:padding-left="0.028in" fo:padding-right="0.028in" draw:shadow="hidden" draw:shadow-offset-x="0.0783in" draw:shadow-offset-y="0.0783in" draw:shadow-color="#808080" style:run-through="foreground"/>
    </style:style>
    <style:style style:name="gr71"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7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74" style:family="graphic">
      <style:graphic-properties draw:stroke="solid" svg:stroke-width="0.0035in" svg:stroke-color="#4677bf" draw:marker-start="" draw:marker-start-width="0.0783in" draw:marker-start-center="false" draw:marker-end="EndMarker_5f_9"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75"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43in" fo:padding-top="0.028in" fo:padding-bottom="0.028in" fo:padding-left="0.028in" fo:padding-right="0.028in" draw:shadow="hidden" draw:shadow-offset-x="0.0783in" draw:shadow-offset-y="0.0783in" draw:shadow-color="#808080" style:run-through="foreground"/>
    </style:style>
    <style:style style:name="gr78"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43in" fo:padding-top="0.028in" fo:padding-bottom="0.028in" fo:padding-left="0.028in" fo:padding-right="0.028in" draw:shadow="hidden" draw:shadow-offset-x="0.0783in" draw:shadow-offset-y="0.0783in" draw:shadow-color="#808080" style:run-through="foreground"/>
    </style:style>
    <style:style style:name="gr81" style:family="graphic">
      <style:graphic-properties draw:stroke="solid" svg:stroke-width="0.0035in" svg:stroke-color="#4677bf" draw:marker-start="" draw:marker-start-width="0.0783in" draw:marker-start-center="false" draw:marker-end="EndMarker_5f_10"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82"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8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85" style:family="graphic">
      <style:graphic-properties draw:stroke="solid" svg:stroke-width="0.0035in" svg:stroke-color="#4677bf" draw:marker-start="" draw:marker-start-width="0.0783in" draw:marker-start-center="false" draw:marker-end="EndMarker_5f_11"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86"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8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3165in" fo:padding-top="0.028in" fo:padding-bottom="0.028in" fo:padding-left="0.028in" fo:padding-right="0.028in" draw:shadow="hidden" draw:shadow-offset-x="0.0783in" draw:shadow-offset-y="0.0783in" draw:shadow-color="#808080" style:run-through="foreground"/>
    </style:style>
    <style:style style:name="gr89" style:family="graphic">
      <style:graphic-properties draw:stroke="solid" svg:stroke-width="0.0035in" svg:stroke-color="#4677bf" draw:marker-start="" draw:marker-start-width="0.0783in" draw:marker-start-center="false" draw:marker-end="EndMarker_5f_12"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90"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9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93" style:family="graphic">
      <style:graphic-properties draw:stroke="solid" svg:stroke-width="0.0035in" svg:stroke-color="#4677bf" draw:marker-start="" draw:marker-start-width="0.0783in" draw:marker-start-center="false" draw:marker-end="EndMarker_5f_13"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94" style:family="graphic">
      <style:graphic-properties draw:stroke="solid" svg:stroke-width="0.0035in" svg:stroke-color="#4677bf" draw:marker-start="" draw:marker-start-width="0.0783in" draw:marker-start-center="false" draw:marker-end="EndMarker_5f_14"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95" style:family="graphic">
      <style:graphic-properties draw:stroke="solid" svg:stroke-width="0.0035in" svg:stroke-color="#4677bf" draw:marker-start="" draw:marker-start-width="0.0783in" draw:marker-start-center="false" draw:marker-end="EndMarker_5f_15"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96"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9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8429in" fo:padding-top="0.028in" fo:padding-bottom="0.028in" fo:padding-left="0.028in" fo:padding-right="0.028in" draw:shadow="hidden" draw:shadow-offset-x="0.0783in" draw:shadow-offset-y="0.0783in" draw:shadow-color="#808080" style:run-through="foreground"/>
    </style:style>
    <style:style style:name="gr99" style:family="graphic">
      <style:graphic-properties draw:stroke="solid" svg:stroke-width="0.0035in" svg:stroke-color="#4677bf" draw:marker-start="" draw:marker-start-width="0.0783in" draw:marker-start-center="false" draw:marker-end="EndMarker_5f_16"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00"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0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103"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0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382in" fo:padding-top="0.028in" fo:padding-bottom="0.028in" fo:padding-left="0.028in" fo:padding-right="0.028in" draw:shadow="hidden" draw:shadow-offset-x="0.0783in" draw:shadow-offset-y="0.0783in" draw:shadow-color="#808080" style:run-through="foreground"/>
    </style:style>
    <style:style style:name="gr106" style:family="graphic">
      <style:graphic-properties draw:stroke="solid" svg:stroke-width="0.0035in" svg:stroke-color="#4677bf" draw:marker-start="" draw:marker-start-width="0.0783in" draw:marker-start-center="false" draw:marker-end="EndMarker_5f_17"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07" style:family="graphic">
      <style:graphic-properties draw:stroke="solid" svg:stroke-width="0.0035in" svg:stroke-color="#4677bf" draw:marker-start="" draw:marker-start-width="0.0783in" draw:marker-start-center="false" draw:marker-end="EndMarker_5f_18"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08" style:family="graphic">
      <style:graphic-properties draw:stroke="solid" svg:stroke-width="0.0035in" svg:stroke-color="#4677bf" draw:marker-start="" draw:marker-start-width="0.0783in" draw:marker-start-center="false" draw:marker-end="EndMarker_5f_19"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09" style:family="graphic">
      <style:graphic-properties draw:stroke="solid" svg:stroke-width="0.0035in" svg:stroke-color="#4677bf" draw:marker-start="" draw:marker-start-width="0.0783in" draw:marker-start-center="false" draw:marker-end="EndMarker_5f_20"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0" style:family="graphic">
      <style:graphic-properties draw:stroke="solid" svg:stroke-width="0.0035in" svg:stroke-color="#4677bf" draw:marker-start="" draw:marker-start-width="0.0783in" draw:marker-start-center="false" draw:marker-end="EndMarker_5f_21"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1" style:family="graphic">
      <style:graphic-properties draw:stroke="solid" svg:stroke-width="0.0035in" svg:stroke-color="#4677bf" draw:marker-start="" draw:marker-start-width="0.0783in" draw:marker-start-center="false" draw:marker-end="EndMarker_5f_22"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2"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6161in" fo:padding-top="0.028in" fo:padding-bottom="0.028in" fo:padding-left="0.028in" fo:padding-right="0.028in" draw:shadow="hidden" draw:shadow-offset-x="0.0783in" draw:shadow-offset-y="0.0783in" draw:shadow-color="#808080" style:run-through="foreground"/>
    </style:style>
    <style:style style:name="gr115" style:family="graphic">
      <style:graphic-properties draw:stroke="solid" svg:stroke-width="0.0035in" svg:stroke-color="#4677bf" draw:marker-start="" draw:marker-start-width="0.0783in" draw:marker-start-center="false" draw:marker-end="EndMarker_5f_23"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6" style:family="graphic">
      <style:graphic-properties draw:stroke="solid" svg:stroke-width="0.0035in" svg:stroke-color="#4677bf" draw:marker-start="" draw:marker-start-width="0.0783in" draw:marker-start-center="false" draw:marker-end="EndMarker_5f_24"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7"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5035in" fo:padding-top="0.028in" fo:padding-bottom="0.028in" fo:padding-left="0.028in" fo:padding-right="0.028in" draw:shadow="hidden" draw:shadow-offset-x="0.0783in" draw:shadow-offset-y="0.0783in" draw:shadow-color="#808080" style:run-through="foreground"/>
    </style:style>
    <style:style style:name="gr120" style:family="graphic">
      <style:graphic-properties draw:stroke="solid" svg:stroke-width="0.0035in" svg:stroke-color="#4677bf" draw:marker-start="" draw:marker-start-width="0.0783in" draw:marker-start-center="false" draw:marker-end="EndMarker_5f_25"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21" style:family="graphic">
      <style:graphic-properties draw:stroke="solid" svg:stroke-width="0.0035in" svg:stroke-color="#4677bf" draw:marker-start="" draw:marker-start-width="0.0783in" draw:marker-start-center="false" draw:marker-end="EndMarker_5f_26"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22"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2244in" fo:padding-top="0.028in" fo:padding-bottom="0.028in" fo:padding-left="0.028in" fo:padding-right="0.028in" draw:shadow="hidden" draw:shadow-offset-x="0.0783in" draw:shadow-offset-y="0.0783in" draw:shadow-color="#808080" style:run-through="foreground"/>
    </style:style>
    <style:style style:name="gr125" style:family="graphic">
      <style:graphic-properties draw:stroke="solid" svg:stroke-width="0.0035in" svg:stroke-color="#4677bf" draw:marker-start="" draw:marker-start-width="0.0783in" draw:marker-start-center="false" draw:marker-end="EndMarker_5f_27"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26" style:family="graphic">
      <style:graphic-properties draw:stroke="solid" svg:stroke-width="0.0035in" svg:stroke-color="#4677bf" draw:marker-start="" draw:marker-start-width="0.0783in" draw:marker-start-center="false" draw:marker-end="EndMarker_5f_28"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1" style:family="graphic">
      <style:graphic-properties draw:stroke="solid" svg:stroke-width="0.0035in" svg:stroke-color="#4677bf" draw:marker-start="" draw:marker-start-width="0.0783in" draw:marker-start-center="false" draw:marker-end="EndMarker_5f_29"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9in" fo:padding-top="0.028in" fo:padding-bottom="0.028in" fo:padding-left="0.028in" fo:padding-right="0.028in" draw:shadow="hidden" draw:shadow-offset-x="0.0783in" draw:shadow-offset-y="0.0783in" draw:shadow-color="#808080" style:run-through="foreground"/>
    </style:style>
    <style:style style:name="gr1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9in" fo:padding-top="0.028in" fo:padding-bottom="0.028in" fo:padding-left="0.028in" fo:padding-right="0.028in" draw:shadow="hidden" draw:shadow-offset-x="0.0783in" draw:shadow-offset-y="0.0783in" draw:shadow-color="#808080" style:run-through="foreground"/>
    </style:style>
    <style:style style:name="gr1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9in" fo:padding-top="0.028in" fo:padding-bottom="0.028in" fo:padding-left="0.028in" fo:padding-right="0.028in" draw:shadow="hidden" draw:shadow-offset-x="0.0783in" draw:shadow-offset-y="0.0783in" draw:shadow-color="#808080" style:run-through="foreground"/>
    </style:style>
    <style:style style:name="gr1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9in" fo:padding-top="0.028in" fo:padding-bottom="0.028in" fo:padding-left="0.028in" fo:padding-right="0.028in" draw:shadow="hidden" draw:shadow-offset-x="0.0783in" draw:shadow-offset-y="0.0783in" draw:shadow-color="#808080" style:run-through="foreground"/>
    </style:style>
    <style:style style:name="gr1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44" style:family="graphic">
      <style:graphic-properties draw:stroke="solid" svg:stroke-width="0.0035in" svg:stroke-color="#4677bf" draw:marker-start="" draw:marker-start-width="0.0783in" draw:marker-start-center="false" draw:marker-end="EndMarker_5f_30"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46" style:family="graphic">
      <style:graphic-properties draw:stroke="none" svg:stroke-width="0in" svg:stroke-color="#3465af" draw:marker-start="" draw:marker-start-width="0.0783in" draw:marker-start-center="false" draw:marker-end="" draw:marker-end-width="0.0783in" draw:marker-end-center="false" draw:fill="solid" draw:fill-color="#e8eef7"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0035in" svg:stroke-color="#000000" draw:marker-start="" draw:marker-start-width="0.0783in" draw:marker-start-center="false" draw:marker-end="" draw:marker-end-width="0.07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3898in" fo:padding-top="0.028in" fo:padding-bottom="0.028in" fo:padding-left="0.028in" fo:padding-right="0.028in" draw:shadow="hidden" draw:shadow-offset-x="0.0783in" draw:shadow-offset-y="0.0783in" draw:shadow-color="#808080" style:run-through="foreground"/>
    </style:style>
    <style:style style:name="gr149" style:family="graphic">
      <style:graphic-properties draw:stroke="solid" svg:stroke-width="0.0035in" svg:stroke-color="#4677bf" draw:marker-start="" draw:marker-start-width="0.0783in" draw:marker-start-center="false" draw:marker-end="EndMarker_5f_31"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style:style style:name="gr151" style:family="graphic">
      <style:graphic-properties draw:stroke="solid" svg:stroke-width="0.0035in" svg:stroke-color="#4677bf" draw:marker-start="" draw:marker-start-width="0.0783in" draw:marker-start-center="false" draw:marker-end="EndMarker_5f_32" draw:marker-end-width="0.1083in" draw:marker-end-center="false" svg:stroke-opacity="100%" draw:stroke-linejoin="round" draw:fill="none" draw:fill-color="#729fcf" draw:textarea-horizontal-align="justify" fo:padding-top="0.0508in" fo:padding-bottom="0.0508in" fo:padding-left="0.1in" fo:padding-right="0.1in" draw:shadow="hidden" draw:shadow-offset-x="0.0783in" draw:shadow-offset-y="0.0783in" draw:shadow-color="#808080" style:run-through="foreground"/>
    </style:style>
    <style:style style:name="gr1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9in" fo:padding-top="0.028in" fo:padding-bottom="0.028in" fo:padding-left="0.028in" fo:padding-right="0.028in" draw:shadow="hidden" draw:shadow-offset-x="0.0783in" draw:shadow-offset-y="0.0783in" draw:shadow-color="#808080" style:run-through="foreground"/>
    </style:style>
    <style:style style:name="gr1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textarea-vertical-align="middle" fo:min-height="0.1681in" fo:padding-top="0.028in" fo:padding-bottom="0.028in" fo:padding-left="0.028in" fo:padding-right="0.028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08928 coursework submission part 2</text:p>
      <text:p text:style-name="P1">Lee Hudson </text:p>
      <text:p text:style-name="P1">09092543</text:p>
      <text:p text:style-name="P1"/>
      <text:p text:style-name="P1">Introduction:</text:p>
      <text:p text:style-name="P1">After designing the reversi app in part 1 of the coursework I have successfully implemented the follow:</text:p>
      <text:p text:style-name="P1"/>
      <text:list xml:id="list3925087794158197870" text:style-name="L1">
        <text:list-item>
          <text:p text:style-name="P10">Basic functionality of the game</text:p>
        </text:list-item>
        <text:list-item>
          <text:p text:style-name="P10">Have user selectable chip and board options</text:p>
        </text:list-item>
        <text:list-item>
          <text:p text:style-name="P10">Have the program automatically flip the chips after a move</text:p>
        </text:list-item>
        <text:list-item>
          <text:p text:style-name="P10">Have both single player and two player modes</text:p>
        </text:list-item>
        <text:list-item>
          <text:p text:style-name="P11">Allow the player to pass</text:p>
        </text:list-item>
        <text:list-item>
          <text:p text:style-name="P10">Have an optional timed mode with sound</text:p>
        </text:list-item>
        <text:list-item>
          <text:p text:style-name="P10">Players selected from the contacts content provider <text:span text:style-name="T6">with photos</text:span></text:p>
        </text:list-item>
        <text:list-item>
          <text:p text:style-name="P10">Board created programmatically using a custom view and canvas</text:p>
        </text:list-item>
        <text:list-item>
          <text:p text:style-name="P10">Store the high scores in a content provider and display them in a separate screen <text:span text:style-name="T3">with photos.</text:span></text:p>
        </text:list-item>
      </text:list>
      <text:p text:style-name="P1"/>
      <text:p text:style-name="P1">As with <text:span text:style-name="T1">some</text:span> initial designs the impl<text:span text:style-name="T1">ementation had some modifications. </text:span><text:span text:style-name="T2">The finished app had the design on the following page. The differences between the initial design and the final design are as follows:</text:span></text:p>
      <text:p text:style-name="P2"/>
      <text:list xml:id="list8107438047554170323" text:style-name="L2">
        <text:list-item>
          <text:p text:style-name="P13">The player photo isn't passed between activities as a bitmap but is instead retrieved from the contacts content provider using the _ID field to retrieve the photo uri. This is a more efficient way of doing it.</text:p>
        </text:list-item>
        <text:list-item>
          <text:p text:style-name="P14">Default settings are loaded in the main activity and passed back and forth between activities. So, the main activity has a value for a variable, this variable is now passed to say the settings activity. The settings activity can now modify this variable and pass it back. Likewise, the variable can be passed to the main game and when the game is finished or exited these values are returned to the main activity. This adds an element of intuition and continuity.</text:p>
        </text:list-item>
      </text:list>
      <text:p text:style-name="P3"/>
      <text:p text:style-name="P4"/>
      <text:p text:style-name="P12">Description of the system:</text:p>
      <text:p text:style-name="P12">The original design of the system has changed slightly. I was aware I was going to need to implement a custom content provider for the scores but I wasn't exactly sure how, here are the fields the provider has:</text:p>
      <text:p text:style-name="P12"/>
      <text:p text:style-name="P12"/>
      <text:p text:style-name="P4">_<text:span text:style-name="T4">id<text:tab/><text:tab/>-<text:tab/>This is just a unique identifier for the row</text:span></text:p>
      <text:p text:style-name="P16">Name<text:tab/><text:tab/>-<text:tab/>This is the name of the player</text:p>
      <text:p text:style-name="P16">Score<text:tab/><text:tab/>-<text:tab/>This is the score</text:p>
      <text:p text:style-name="P16">Image<text:tab/><text:tab/>-<text:tab/>This is the uri in text form</text:p>
      <text:p text:style-name="P16"/>
      <text:p text:style-name="P5"><text:span text:style-name="T4">In order to display this in a list view on a separate screen I needed to create a custom cursor adapter as the base version of SimpleCursorAdapter doesn't support image views. The custom adapter created an image uri from the Image field (this field is just a string so it needed converting</text:span><text:span text:style-name="T5">)</text:span><text:span text:style-name="T4">. The image uri was then used to create a bitmap </text:span><text:span text:style-name="T7">which was passed to the relevant image view</text:span><text:span text:style-name="T4">. This adapter was adapted further to display the contacts in the playerSelect activity in the same way.</text:span></text:p>
      <text:p text:style-name="P16"/>
      <text:p text:style-name="P4"/>
      <text:p text:style-name="P4"><text:soft-page-break/></text:p>
      <text:p text:style-name="P17"><draw:g text:anchor-type="paragraph" draw:z-index="4" draw:style-name="gr2"><draw:g draw:style-name="gr3"><draw:polygon draw:style-name="gr4" draw:text-style-name="P24" svg:width="1.2677in" svg:height="0.0713in" svg:x="2.4677in" svg:y="2.0539in" svg:viewBox="0 0 3221 182" draw:points="0,182 3221,182 3221,0 0,0"><text:p/></draw:polygon><draw:polygon draw:style-name="gr5" draw:text-style-name="P24" svg:width="1.2677in" svg:height="0.0713in" svg:x="2.4677in" svg:y="2.0539in" svg:viewBox="0 0 3221 182" draw:points="0,182 3221,182 3221,0 0,0"><text:p/></draw:polygon></draw:g><draw:frame draw:style-name="gr6" draw:text-style-name="P24" svg:width="1.2685in" svg:height="0.237in" svg:x="2.4673in" svg:y="1.95in"><draw:text-box><text:p/></draw:text-box></draw:frame><draw:g draw:style-name="gr3"><draw:polygon draw:style-name="gr4" draw:text-style-name="P24" svg:width="1.2677in" svg:height="0.9606in" svg:x="2.4677in" svg:y="0.9894in" svg:viewBox="0 0 3221 2441" draw:points="0,2441 3221,2441 3221,0 0,0"><text:p/></draw:polygon><draw:polygon draw:style-name="gr5" draw:text-style-name="P24" svg:width="1.2677in" svg:height="1.0642in" svg:x="2.4677in" svg:y="0.9894in" svg:viewBox="0 0 3221 2704" draw:points="0,2704 3221,2704 3221,0 0,0"><text:p/></draw:polygon></draw:g><draw:frame draw:style-name="gr7" draw:text-style-name="P26" svg:width="1.2685in" svg:height="0.9614in" svg:x="2.4673in" svg:y="0.9898in"><draw:text-box><text:p text:style-name="P25"><text:span text:style-name="T11">+chipSet : int</text:span><text:span text:style-name="T11"><text:line-break/></text:span><text:span text:style-name="T11">+boardType : int</text:span><text:span text:style-name="T11"><text:line-break/></text:span><text:span text:style-name="T11">+timeLimit : int</text:span><text:span text:style-name="T11"><text:line-break/></text:span><text:span text:style-name="T11">+singlePlayer : bool</text:span><text:span text:style-name="T11"><text:line-break/></text:span><text:span text:style-name="T11">+timed : bool</text:span><text:span text:style-name="T11"><text:line-break/></text:span><text:span text:style-name="T11">+playerName : String [2]</text:span><text:span text:style-name="T11"><text:line-break/></text:span><text:span text:style-name="T11">+playerID : String[2]</text:span></text:p></draw:text-box></draw:frame><draw:g draw:style-name="gr3"><draw:path draw:style-name="gr4" draw:text-style-name="P24" svg:width="1.2677in" svg:height="0.2004in" svg:x="2.4677in" svg:y="0.7886in" svg:viewBox="0 0 3221 510" svg:d="m0 510h3221v-510zm3221-510h-3221v510z"><text:p/></draw:path><draw:path draw:style-name="gr5" draw:text-style-name="P24" svg:width="1.2677in" svg:height="0.2004in" svg:x="2.4677in" svg:y="0.7886in" svg:viewBox="0 0 3221 510" svg:d="m0 510h3221v-510m0 0h-3221v510"><text:p/></draw:path></draw:g><draw:frame draw:style-name="gr8" draw:text-style-name="P28" svg:width="1.2685in" svg:height="0.2012in" svg:x="2.4673in" svg:y="0.7882in"><draw:text-box><text:p text:style-name="P27"><text:span text:style-name="T12">MainActivity</text:span></text:p></draw:text-box></draw:frame><draw:g draw:style-name="gr3"><draw:polygon draw:style-name="gr4" draw:text-style-name="P24" svg:width="1.2366in" svg:height="0.0835in" svg:x="0.6496in" svg:y="4.4039in" svg:viewBox="0 0 3142 213" draw:points="0,213 3142,213 3142,0 0,0"><text:p/></draw:polygon><draw:polygon draw:style-name="gr5" draw:text-style-name="P24" svg:width="1.2366in" svg:height="0.0835in" svg:x="0.6496in" svg:y="4.4039in" svg:viewBox="0 0 3142 213" draw:points="0,213 3142,213 3142,0 0,0"><text:p/></draw:polygon></draw:g><draw:frame draw:style-name="gr6" draw:text-style-name="P24" svg:width="1.2378in" svg:height="0.237in" svg:x="0.6492in" svg:y="4.3126in"><draw:text-box><text:p/></draw:text-box></draw:frame><draw:g draw:style-name="gr3"><draw:polygon draw:style-name="gr4" draw:text-style-name="P24" svg:width="1.2366in" svg:height="1.1854in" svg:x="0.6496in" svg:y="3.2181in" svg:viewBox="0 0 3142 3012" draw:points="0,3012 3142,3012 3142,0 0,0"><text:p/></draw:polygon><draw:polygon draw:style-name="gr5" draw:text-style-name="P24" svg:width="1.2366in" svg:height="1.1854in" svg:x="0.6496in" svg:y="3.2181in" svg:viewBox="0 0 3142 3012" draw:points="0,3012 3142,3012 3142,0 0,0"><text:p/></draw:polygon></draw:g><draw:frame draw:style-name="gr9" draw:text-style-name="P26" svg:width="1.2378in" svg:height="1.0949in" svg:x="0.6492in" svg:y="3.2181in"><draw:text-box><text:p text:style-name="P25"><text:span text:style-name="T11">+chipSet : int</text:span><text:span text:style-name="T11"><text:line-break/></text:span><text:span text:style-name="T11">+boardType : int</text:span><text:span text:style-name="T11"><text:line-break/></text:span><text:span text:style-name="T11">+timeLimit : int</text:span><text:span text:style-name="T11"><text:line-break/></text:span><text:span text:style-name="T11">+singlePlayer : bool</text:span><text:span text:style-name="T11"><text:line-break/></text:span><text:span text:style-name="T11">+timed : bool</text:span><text:span text:style-name="T11"><text:line-break/></text:span><text:span text:style-name="T11">+playerName : String[2]</text:span><text:span text:style-name="T11"><text:line-break/></text:span><text:span text:style-name="T11">+playerID : int [2]</text:span><text:span text:style-name="T11"><text:line-break/></text:span><text:span text:style-name="T11">+playerSelected : int</text:span></text:p></draw:text-box></draw:frame><draw:g draw:style-name="gr3"><draw:path draw:style-name="gr4" draw:text-style-name="P24" svg:width="1.2366in" svg:height="0.2004in" svg:x="0.6496in" svg:y="3.0173in" svg:viewBox="0 0 3142 510" svg:d="m0 510h3142v-510zm3142-510h-3142v510z"><text:p/></draw:path><draw:path draw:style-name="gr5" draw:text-style-name="P24" svg:width="1.2366in" svg:height="0.2004in" svg:x="0.6496in" svg:y="3.0173in" svg:viewBox="0 0 3142 510" svg:d="m0 510h3142v-510m0 0h-3142v510"><text:p/></draw:path></draw:g><draw:frame draw:style-name="gr8" draw:text-style-name="P28" svg:width="1.2378in" svg:height="0.2012in" svg:x="0.6492in" svg:y="3.0173in"><draw:text-box><text:p text:style-name="P27"><text:span text:style-name="T12">SettingsActivity</text:span></text:p></draw:text-box></draw:frame><draw:g draw:style-name="gr3"><draw:polygon draw:style-name="gr4" draw:text-style-name="P24" svg:width="1.0854in" svg:height="0.1748in" svg:x="4.9205in" svg:y="3.4327in" svg:viewBox="0 0 2758 445" draw:points="0,445 2758,445 2758,0 0,0"><text:p/></draw:polygon><draw:polygon draw:style-name="gr5" draw:text-style-name="P24" svg:width="1.0854in" svg:height="0.1748in" svg:x="4.9205in" svg:y="3.4327in" svg:viewBox="0 0 2758 445" draw:points="0,445 2758,445 2758,0 0,0"><text:p/></draw:polygon></draw:g><draw:frame draw:style-name="gr6" draw:text-style-name="P24" svg:width="1.0862in" svg:height="0.237in" svg:x="4.9201in" svg:y="3.4327in"><draw:text-box><text:p/></draw:text-box></draw:frame><draw:g draw:style-name="gr3"><draw:polygon draw:style-name="gr4" draw:text-style-name="P24" svg:width="1.0854in" svg:height="0.1748in" svg:x="4.9205in" svg:y="3.2575in" svg:viewBox="0 0 2758 445" draw:points="0,445 2758,445 2758,0 0,0"><text:p/></draw:polygon><draw:polygon draw:style-name="gr5" draw:text-style-name="P24" svg:width="1.0854in" svg:height="0.1748in" svg:x="4.9205in" svg:y="3.2575in" svg:viewBox="0 0 2758 445" draw:points="0,445 2758,445 2758,0 0,0"><text:p/></draw:polygon></draw:g><draw:frame draw:style-name="gr6" draw:text-style-name="P24" svg:width="1.0862in" svg:height="0.237in" svg:x="4.9201in" svg:y="3.2575in"><draw:text-box><text:p/></draw:text-box></draw:frame><draw:g draw:style-name="gr3"><draw:path draw:style-name="gr4" draw:text-style-name="P24" svg:width="1.0854in" svg:height="0.2in" svg:x="4.9205in" svg:y="3.0567in" svg:viewBox="0 0 2758 509" svg:d="m0 509h2758v-509zm2758-509h-2758v509z"><text:p/></draw:path><draw:path draw:style-name="gr5" draw:text-style-name="P24" svg:width="1.0854in" svg:height="0.2in" svg:x="4.9205in" svg:y="3.0567in" svg:viewBox="0 0 2758 509" svg:d="m0 509h2758v-509m0 0h-2758v509"><text:p/></draw:path></draw:g><draw:frame draw:style-name="gr8" draw:text-style-name="P28" svg:width="1.0862in" svg:height="0.2012in" svg:x="4.9201in" svg:y="3.0563in"><draw:text-box><text:p text:style-name="P27"><text:span text:style-name="T12">ScoreboardActivity</text:span></text:p></draw:text-box></draw:frame><draw:g draw:style-name="gr3"><draw:polygon draw:style-name="gr4" draw:text-style-name="P24" svg:width="1.2677in" svg:height="0.0543in" svg:x="2.4587in" svg:y="4.4039in" svg:viewBox="0 0 3221 139" draw:points="0,139 3221,139 3221,0 0,0"><text:p/></draw:polygon><draw:polygon draw:style-name="gr5" draw:text-style-name="P24" svg:width="1.2677in" svg:height="0.0543in" svg:x="2.4587in" svg:y="4.4039in" svg:viewBox="0 0 3221 139" draw:points="0,139 3221,139 3221,0 0,0"><text:p/></draw:polygon></draw:g><draw:frame draw:style-name="gr6" draw:text-style-name="P24" svg:width="1.2685in" svg:height="0.237in" svg:x="2.4583in" svg:y="4.2835in"><draw:text-box><text:p/></draw:text-box></draw:frame><draw:g draw:style-name="gr3"><draw:polygon draw:style-name="gr4" draw:text-style-name="P24" svg:width="1.2677in" svg:height="1.0811in" svg:x="2.4587in" svg:y="3.3224in" svg:viewBox="0 0 3221 2747" draw:points="0,2747 3221,2747 3221,0 0,0"><text:p/></draw:polygon><draw:polygon draw:style-name="gr5" draw:text-style-name="P24" svg:width="1.2677in" svg:height="1.0811in" svg:x="2.4587in" svg:y="3.3224in" svg:viewBox="0 0 3221 2747" draw:points="0,2747 3221,2747 3221,0 0,0"><text:p/></draw:polygon></draw:g><draw:frame draw:style-name="gr7" draw:text-style-name="P26" svg:width="1.2685in" svg:height="0.9614in" svg:x="2.4583in" svg:y="3.322in"><draw:text-box><text:p text:style-name="P25"><text:span text:style-name="T11">+chipSet : int</text:span><text:span text:style-name="T11"><text:line-break/></text:span><text:span text:style-name="T11">+boardType : int</text:span><text:span text:style-name="T11"><text:line-break/></text:span><text:span text:style-name="T11">+timeLimit : int</text:span><text:span text:style-name="T11"><text:line-break/></text:span><text:span text:style-name="T11">+singlePlayer : bool</text:span><text:span text:style-name="T11"><text:line-break/></text:span><text:span text:style-name="T11">+timed : bool</text:span><text:span text:style-name="T11"><text:line-break/></text:span><text:span text:style-name="T11">+playerName : String [2]</text:span><text:span text:style-name="T11"><text:line-break/></text:span><text:span text:style-name="T11">+playerID : String[2]</text:span></text:p></draw:text-box></draw:frame><draw:g draw:style-name="gr3"><draw:path draw:style-name="gr4" draw:text-style-name="P24" svg:width="1.2677in" svg:height="0.2004in" svg:x="2.4587in" svg:y="3.1217in" svg:viewBox="0 0 3221 510" svg:d="m0 510h3221v-510zm3221-510h-3221v510z"><text:p/></draw:path><draw:path draw:style-name="gr5" draw:text-style-name="P24" svg:width="1.2677in" svg:height="0.2004in" svg:x="2.4587in" svg:y="3.1217in" svg:viewBox="0 0 3221 510" svg:d="m0 510h3221v-510m0 0h-3221v510"><text:p/></draw:path></draw:g><draw:frame draw:style-name="gr8" draw:text-style-name="P28" svg:width="1.2685in" svg:height="0.2012in" svg:x="2.4583in" svg:y="3.1217in"><draw:text-box><text:p text:style-name="P27"><text:span text:style-name="T12">GameActivity</text:span></text:p></draw:text-box></draw:frame><draw:g draw:style-name="gr3"><draw:polygon draw:style-name="gr4" draw:text-style-name="P24" svg:width="1.2366in" svg:height="0.1748in" svg:x="0.6496in" svg:y="6.2244in" svg:viewBox="0 0 3142 445" draw:points="0,445 3142,445 3142,0 0,0"><text:p/></draw:polygon><draw:polygon draw:style-name="gr5" draw:text-style-name="P24" svg:width="1.2366in" svg:height="0.1748in" svg:x="0.6496in" svg:y="6.2244in" svg:viewBox="0 0 3142 445" draw:points="0,445 3142,445 3142,0 0,0"><text:p/></draw:polygon></draw:g><draw:frame draw:style-name="gr10" draw:text-style-name="P26" svg:width="1.2378in" svg:height="0.176in" svg:x="0.6492in" svg:y="6.2248in"><draw:text-box><text:p text:style-name="P25"><text:span text:style-name="T11">+exit()</text:span></text:p></draw:text-box></draw:frame><draw:g draw:style-name="gr3"><draw:polygon draw:style-name="gr4" draw:text-style-name="P24" svg:width="1.2366in" svg:height="0.4272in" svg:x="0.6496in" svg:y="5.7972in" svg:viewBox="0 0 3142 1086" draw:points="0,1086 3142,1086 3142,0 0,0"><text:p/></draw:polygon><draw:polygon draw:style-name="gr5" draw:text-style-name="P24" svg:width="1.2366in" svg:height="0.4272in" svg:x="0.6496in" svg:y="5.7972in" svg:viewBox="0 0 3142 1086" draw:points="0,1086 3142,1086 3142,0 0,0"><text:p/></draw:polygon></draw:g><draw:frame draw:style-name="gr11" draw:text-style-name="P26" svg:width="1.2378in" svg:height="0.4287in" svg:x="0.6492in" svg:y="5.7972in"><draw:text-box><text:p text:style-name="P25"><text:span text:style-name="T11">+playerName : String[2]</text:span><text:span text:style-name="T11"><text:line-break/></text:span><text:span text:style-name="T11">+playerID : int [2]</text:span><text:span text:style-name="T11"><text:line-break/></text:span><text:span text:style-name="T11">+playerSelected : int</text:span></text:p></draw:text-box></draw:frame><draw:g draw:style-name="gr3"><draw:path draw:style-name="gr4" draw:text-style-name="P24" svg:width="1.2366in" svg:height="0.2in" svg:x="0.6496in" svg:y="5.5965in" svg:viewBox="0 0 3142 509" svg:d="m0 509h3142v-509zm3142-509h-3142v509z"><text:p/></draw:path><draw:path draw:style-name="gr5" draw:text-style-name="P24" svg:width="1.2366in" svg:height="0.2in" svg:x="0.6496in" svg:y="5.5965in" svg:viewBox="0 0 3142 509" svg:d="m0 509h3142v-509m0 0h-3142v509"><text:p/></draw:path></draw:g><draw:frame draw:style-name="gr8" draw:text-style-name="P28" svg:width="1.2378in" svg:height="0.2012in" svg:x="0.6492in" svg:y="5.5965in"><draw:text-box><text:p text:style-name="P27"><text:span text:style-name="T12">PlayerSelect</text:span></text:p></draw:text-box></draw:frame><draw:g draw:style-name="gr3"><draw:polygon draw:style-name="gr4" draw:text-style-name="P24" svg:width="1.3634in" svg:height="0.7996in" svg:x="2.411in" svg:y="7.4539in" svg:viewBox="0 0 3464 2032" draw:points="0,2032 3464,2032 3464,0 0,0"><text:p/></draw:polygon><draw:polygon draw:style-name="gr5" draw:text-style-name="P24" svg:width="1.3634in" svg:height="0.7996in" svg:x="2.411in" svg:y="7.4539in" svg:viewBox="0 0 3464 2032" draw:points="0,2032 3464,2032 3464,0 0,0"><text:p/></draw:polygon></draw:g><draw:frame draw:style-name="gr12" draw:text-style-name="P26" svg:width="1.3634in" svg:height="0.6949in" svg:x="2.411in" svg:y="7.4937in"><draw:text-box><text:p text:style-name="P25"><text:span text:style-name="T11">+onDraw() : void</text:span><text:span text:style-name="T11"><text:line-break/></text:span><text:span text:style-name="T11">+createBoard() : int</text:span><text:span text:style-name="T11"><text:line-break/></text:span><text:span text:style-name="T11">+drawBoard() : int</text:span><text:span text:style-name="T11"><text:line-break/></text:span><text:span text:style-name="T11">+Qtouched() : int</text:span><text:span text:style-name="T11"><text:line-break/></text:span><text:span text:style-name="T11">+quit() : void</text:span></text:p></draw:text-box></draw:frame><draw:g draw:style-name="gr3"><draw:polygon draw:style-name="gr4" draw:text-style-name="P24" svg:width="1.3634in" svg:height="1.6902in" svg:x="2.411in" svg:y="5.7634in" svg:viewBox="0 0 3464 4294" draw:points="0,4294 3464,4294 3464,0 0,0"><text:p/></draw:polygon><draw:polygon draw:style-name="gr5" draw:text-style-name="P24" svg:width="1.3634in" svg:height="1.6902in" svg:x="2.411in" svg:y="5.7634in" svg:viewBox="0 0 3464 4294" draw:points="0,4294 3464,4294 3464,0 0,0"><text:p/></draw:polygon></draw:g><draw:frame draw:style-name="gr13" draw:text-style-name="P26" svg:width="1.3634in" svg:height="1.4949in" svg:x="2.411in" svg:y="5.7634in"><draw:text-box><text:p text:style-name="P25"><text:span text:style-name="T11">+chipSet : int</text:span><text:span text:style-name="T11"><text:line-break/></text:span><text:span text:style-name="T11">+boardType : int</text:span><text:span text:style-name="T11"><text:line-break/></text:span><text:span text:style-name="T11">+timeLimit : int</text:span><text:span text:style-name="T11"><text:line-break/></text:span><text:span text:style-name="T11">+player : int</text:span><text:span text:style-name="T11"><text:line-break/></text:span><text:span text:style-name="T11">+singlePlayer : bool</text:span><text:span text:style-name="T11"><text:line-break/></text:span><text:span text:style-name="T11">+timed : bool</text:span><text:span text:style-name="T11"><text:line-break/></text:span><text:span text:style-name="T11">+tileBoard : Tile [64]</text:span><text:span text:style-name="T11"><text:line-break/></text:span><text:span text:style-name="T11">+score : int[2]</text:span><text:span text:style-name="T11"><text:line-break/></text:span><text:span text:style-name="T11">+playerName : String [2]</text:span><text:span text:style-name="T11"><text:line-break/></text:span><text:span text:style-name="T11">+playerID : String[2]</text:span><text:span text:style-name="T11"><text:line-break/></text:span><text:span text:style-name="T11">+playerPhoto : Bitmap[2]</text:span></text:p></draw:text-box></draw:frame><draw:g draw:style-name="gr3"><draw:path draw:style-name="gr4" draw:text-style-name="P24" svg:width="1.3634in" svg:height="0.2in" svg:x="2.411in" svg:y="5.5626in" svg:viewBox="0 0 3464 509" svg:d="m0 509h3464v-509zm3464-509h-3464v509z"><text:p/></draw:path><draw:path draw:style-name="gr5" draw:text-style-name="P24" svg:width="1.3634in" svg:height="0.2in" svg:x="2.411in" svg:y="5.5626in" svg:viewBox="0 0 3464 509" svg:d="m0 509h3464v-509m0 0h-3464v509"><text:p/></draw:path></draw:g><draw:frame draw:style-name="gr8" draw:text-style-name="P28" svg:width="1.3634in" svg:height="0.2012in" svg:x="2.411in" svg:y="5.5618in"><draw:text-box><text:p text:style-name="P27"><text:span text:style-name="T12">GameView extends View</text:span></text:p></draw:text-box></draw:frame><draw:g draw:style-name="gr3"><draw:polygon draw:style-name="gr4" draw:text-style-name="P24" svg:width="0.9961in" svg:height="0.5244in" svg:x="4.9567in" svg:y="7.3291in" svg:viewBox="0 0 2531 1333" draw:points="0,1333 2531,1333 2531,0 0,0"><text:p/></draw:polygon><draw:polygon draw:style-name="gr5" draw:text-style-name="P24" svg:width="0.9961in" svg:height="0.5244in" svg:x="4.9567in" svg:y="7.3291in" svg:viewBox="0 0 2531 1333" draw:points="0,1333 2531,1333 2531,0 0,0"><text:p/></draw:polygon></draw:g><draw:frame draw:style-name="gr11" draw:text-style-name="P26" svg:width="0.9969in" svg:height="0.4287in" svg:x="4.9591in" svg:y="7.4035in"><draw:text-box><text:p text:style-name="P25"><text:span text:style-name="T11">+drawTile() : int</text:span><text:span text:style-name="T11"><text:line-break/></text:span><text:span text:style-name="T11">+filp() : int</text:span><text:span text:style-name="T11"><text:line-break/></text:span><text:span text:style-name="T11">+Qtouched() : int</text:span></text:p></draw:text-box></draw:frame><draw:g draw:style-name="gr3"><draw:polygon draw:style-name="gr4" draw:text-style-name="P24" svg:width="0.9961in" svg:height="0.9024in" svg:x="4.9567in" svg:y="6.5012in" svg:viewBox="0 0 2531 2293" draw:points="0,2293 2531,2293 2531,0 0,0"><text:p/></draw:polygon><draw:polygon draw:style-name="gr5" draw:text-style-name="P24" svg:width="0.9961in" svg:height="0.9024in" svg:x="4.9567in" svg:y="6.5012in" svg:viewBox="0 0 2531 2293" draw:points="0,2293 2531,2293 2531,0 0,0"><text:p/></draw:polygon></draw:g><draw:frame draw:style-name="gr14" draw:text-style-name="P26" svg:width="0.9969in" svg:height="0.8287in" svg:x="4.9563in" svg:y="6.5016in"><draw:text-box><text:p text:style-name="P25"><text:span text:style-name="T11">+state : int</text:span><text:span text:style-name="T11"><text:line-break/></text:span><text:span text:style-name="T11">+tileSize : int</text:span><text:span text:style-name="T11"><text:line-break/></text:span><text:span text:style-name="T11">+X : int</text:span><text:span text:style-name="T11"><text:line-break/></text:span><text:span text:style-name="T11">+Y : int</text:span><text:span text:style-name="T11"><text:line-break/></text:span><text:span text:style-name="T11">+chipSet : int</text:span><text:span text:style-name="T11"><text:line-break/></text:span><text:span text:style-name="T11">+potentialFlips : int</text:span></text:p></draw:text-box></draw:frame><draw:g draw:style-name="gr3"><draw:path draw:style-name="gr4" draw:text-style-name="P24" svg:width="0.9961in" svg:height="0.2004in" svg:x="4.9567in" svg:y="6.3004in" svg:viewBox="0 0 2531 510" svg:d="m0 510h2531v-510zm2531-510h-2531v510z"><text:p/></draw:path><draw:path draw:style-name="gr5" draw:text-style-name="P24" svg:width="0.9961in" svg:height="0.2004in" svg:x="4.9567in" svg:y="6.3004in" svg:viewBox="0 0 2531 510" svg:d="m0 510h2531v-510m0 0h-2531v510"><text:p/></draw:path></draw:g><draw:frame draw:style-name="gr8" draw:text-style-name="P28" svg:width="0.9969in" svg:height="0.2012in" svg:x="4.9563in" svg:y="6.3in"><draw:text-box><text:p text:style-name="P27"><text:span text:style-name="T12">Tile</text:span></text:p></draw:text-box></draw:frame><draw:path draw:style-name="gr15" draw:text-style-name="P24" svg:width="0.9445in" svg:height="0.9445in" svg:x="0.4551in" svg:y="7.9386in" svg:viewBox="0 0 2400 2400" svg:d="m0 1998v0c0 74 50 137 161 201 110 64 248 110 439 147s379 54 600 54 409-17 600-54 329-83 439-147c111-64 161-127 161-201v-1998h-2400v2057z"><text:p/></draw:path><draw:path draw:style-name="gr16" draw:text-style-name="P24" svg:width="0.9445in" svg:height="0.3161in" svg:x="0.4551in" svg:y="7.7803in" svg:viewBox="0 0 2400 804" svg:d="m2400 402v0c0 74-50 137-161 201-110 64-248 110-439 147s-379 54-600 54-409-17-600-54-329-83-439-147c-111-64-161-127-161-201s50-137 161-201c110-64 248-110 439-147s379-54 600-54v0c221 0 409 17 600 54s329 83 439 147c111 64 161 127 161 201z"><text:p/></draw:path><draw:path draw:style-name="gr5" draw:text-style-name="P24" svg:width="0.9445in" svg:height="1.1028in" svg:x="0.4551in" svg:y="7.7803in" svg:viewBox="0 0 2400 2802" svg:d="m0 2400v0c0 74 50 137 161 201 110 64 248 110 439 147s379 54 600 54 409-17 600-54 329-83 439-147c111-64 161-127 161-201v-1998 0 0c0-74-50-137-161-201-110-64-248-110-439-147s-379-54-600-54-409 17-600 54-329 83-439 147c-111 64-161 127-161 201z"><text:p/></draw:path><draw:frame draw:style-name="gr17" draw:text-style-name="P28" svg:width="0.9453in" svg:height="1.1039in" svg:x="0.4547in" svg:y="7.7799in"><draw:text-box><text:p text:style-name="P27"><text:span text:style-name="T11">Contacts Content Provider</text:span></text:p></draw:text-box></draw:frame><draw:path draw:style-name="gr18" draw:text-style-name="P24" svg:width="0.9445in" svg:height="0.9445in" svg:x="4.9827in" svg:y="5.1039in" svg:viewBox="0 0 2400 2400" svg:d="m0 1998v0c0 74 50 137 161 201 110 64 248 110 439 147s379 54 600 54 409-17 600-54 329-83 439-147c111-64 161-127 161-201v-1998h-2400v2057z"><text:p/></draw:path><draw:path draw:style-name="gr16" draw:text-style-name="P24" svg:width="0.9445in" svg:height="0.3161in" svg:x="4.9827in" svg:y="4.9457in" svg:viewBox="0 0 2400 804" svg:d="m2400 402v0c0 74-50 137-161 201-110 64-248 110-439 147s-379 54-600 54-409-17-600-54-329-83-439-147c-111-64-161-127-161-201s50-137 161-201c110-64 248-110 439-147s379-54 600-54v0c221 0 409 17 600 54s329 83 439 147c111 64 161 127 161 201z"><text:p/></draw:path><draw:path draw:style-name="gr5" draw:text-style-name="P24" svg:width="0.9445in" svg:height="1.1028in" svg:x="4.9827in" svg:y="4.9457in" svg:viewBox="0 0 2400 2802" svg:d="m0 2400v0c0 74 50 137 161 201 110 64 248 110 439 147s379 54 600 54 409-17 600-54 329-83 439-147c111-64 161-127 161-201v-1998 0 0c0-74-50-137-161-201-110-64-248-110-439-147s-379-54-600-54-409 17-600 54-329 83-439 147c-111 64-161 127-161 201z"><text:p/></draw:path><draw:frame draw:style-name="gr17" draw:text-style-name="P28" svg:width="0.9449in" svg:height="1.1039in" svg:x="4.9827in" svg:y="4.9457in"><draw:text-box><text:p text:style-name="P27"><text:span text:style-name="T11">Scoreboard Content Provider</text:span></text:p></draw:text-box></draw:frame><draw:polyline draw:style-name="gr19" draw:text-style-name="P24" svg:width="0.0083in" svg:height="0.9953in" svg:x="3.0929in" svg:y="2.1256in" svg:viewBox="0 0 22 2529" draw:points="0,2529 0,2154 22,2154 22,0"><text:p/></draw:polyline><draw:polyline draw:style-name="gr20" draw:text-style-name="P24" svg:width="1.8327in" svg:height="0.8909in" svg:x="1.2685in" svg:y="2.1256in" svg:viewBox="0 0 4656 2264" draw:points="0,2264 0,564 4656,564 4656,0"><text:p/></draw:polyline><draw:polyline draw:style-name="gr21" draw:text-style-name="P24" svg:width="2.361in" svg:height="0.9303in" svg:x="3.102in" svg:y="2.1256in" svg:viewBox="0 0 5998 2364" draw:points="5998,2364 5998,524 0,524 0,0"><text:p/></draw:polyline><draw:line draw:style-name="gr22" draw:text-style-name="P24" svg:x1="3.0929in" svg:y1="4.4587in" svg:x2="3.0929in" svg:y2="5.5622in"><text:p/></draw:line><draw:frame draw:style-name="gr23" draw:text-style-name="P28" svg:width="0.2122in" svg:height="0.2449in" svg:x="2.8098in" svg:y="4.5626in"><draw:text-box><text:p text:style-name="P27"><text:span text:style-name="T11">1</text:span></text:p></draw:text-box></draw:frame><draw:frame draw:style-name="gr23" draw:text-style-name="P28" svg:width="0.2122in" svg:height="0.2449in" svg:x="2.8098in" svg:y="5.2138in"><draw:text-box><text:p text:style-name="P27"><text:span text:style-name="T11">1</text:span></text:p></draw:text-box></draw:frame><draw:polyline draw:style-name="gr24" draw:text-style-name="P24" svg:width="1.1815in" svg:height="0.2705in" svg:x="3.7748in" svg:y="6.7575in" svg:viewBox="0 0 3002 688" draw:points="0,0 1167,0 1167,688 3002,688"><text:p/></draw:polyline><draw:frame draw:style-name="gr23" draw:text-style-name="P28" svg:width="0.213in" svg:height="0.2449in" svg:x="3.889in" svg:y="6.8283in"><draw:text-box><text:p text:style-name="P27"><text:span text:style-name="T11">1</text:span></text:p></draw:text-box></draw:frame><draw:frame draw:style-name="gr23" draw:text-style-name="P28" svg:width="0.2748in" svg:height="0.2449in" svg:x="4.5681in" svg:y="7.0992in"><draw:text-box><text:p text:style-name="P27"><text:span text:style-name="T11">64</text:span></text:p></draw:text-box></draw:frame><draw:line draw:style-name="gr25" draw:text-style-name="P24" svg:x1="1.2685in" svg:y1="5.5965in" svg:x2="1.2685in" svg:y2="4.4878in"><text:p/></draw:line><draw:line draw:style-name="gr26" draw:text-style-name="P24" svg:x1="0.9276in" svg:y1="7.3087in" svg:x2="0.9276in" svg:y2="7.9382in"><text:p/></draw:line><draw:g draw:style-name="gr3"><draw:polygon draw:style-name="gr4" draw:text-style-name="P24" svg:width="2.7831in" svg:height="0.1748in" svg:x="4.0634in" svg:y="4.2988in" svg:viewBox="0 0 7070 445" draw:points="0,445 7070,445 7070,0 0,0"><text:p/></draw:polygon><draw:polygon draw:style-name="gr5" draw:text-style-name="P24" svg:width="2.7831in" svg:height="0.1748in" svg:x="4.0634in" svg:y="4.2988in" svg:viewBox="0 0 7070 445" draw:points="0,445 7070,445 7070,0 0,0"><text:p/></draw:polygon></draw:g><draw:frame draw:style-name="gr6" draw:text-style-name="P24" svg:width="2.7835in" svg:height="0.237in" svg:x="4.0634in" svg:y="4.2984in"><draw:text-box><text:p/></draw:text-box></draw:frame><draw:g draw:style-name="gr3"><draw:polygon draw:style-name="gr4" draw:text-style-name="P24" svg:width="2.7831in" svg:height="0.1748in" svg:x="4.0634in" svg:y="4.1236in" svg:viewBox="0 0 7070 445" draw:points="0,445 7070,445 7070,0 0,0"><text:p/></draw:polygon><draw:polygon draw:style-name="gr5" draw:text-style-name="P24" svg:width="2.7831in" svg:height="0.1748in" svg:x="4.0634in" svg:y="4.1236in" svg:viewBox="0 0 7070 445" draw:points="0,445 7070,445 7070,0 0,0"><text:p/></draw:polygon></draw:g><draw:frame draw:style-name="gr6" draw:text-style-name="P24" svg:width="2.7835in" svg:height="0.237in" svg:x="4.0634in" svg:y="4.1236in"><draw:text-box><text:p/></draw:text-box></draw:frame><draw:g draw:style-name="gr3"><draw:path draw:style-name="gr4" draw:text-style-name="P24" svg:width="2.7831in" svg:height="0.2in" svg:x="4.0634in" svg:y="3.9228in" svg:viewBox="0 0 7070 509" svg:d="m0 509h7070v-509zm7070-509h-7070v509z"><text:p/></draw:path><draw:path draw:style-name="gr5" draw:text-style-name="P24" svg:width="2.7831in" svg:height="0.2in" svg:x="4.0634in" svg:y="3.9228in" svg:viewBox="0 0 7070 509" svg:d="m0 509h7070v-509m0 0h-7070v509"><text:p/></draw:path></draw:g><draw:frame draw:style-name="gr8" draw:text-style-name="P28" svg:width="2.7835in" svg:height="0.2012in" svg:x="4.0634in" svg:y="3.922in"><draw:text-box><text:p text:style-name="P27"><text:span text:style-name="T12">CustomScoreboardAdapter extends CursorAdapter</text:span></text:p></draw:text-box></draw:frame><draw:line draw:style-name="gr27" draw:text-style-name="P24" svg:x1="5.4551in" svg:y1="4.474in" svg:x2="5.4551in" svg:y2="5.1035in"><text:p/></draw:line><draw:polyline draw:style-name="gr28" draw:text-style-name="P24" svg:width="0.0075in" svg:height="0.3142in" svg:x="5.4551in" svg:y="3.6079in" svg:viewBox="0 0 20 799" draw:points="20,0 20,374 0,374 0,799"><text:p/></draw:polyline><draw:polyline draw:style-name="gr29" draw:text-style-name="P24" svg:width="1.572in" svg:height="1.1169in" svg:x="3.4098in" svg:y="4.4587in" svg:viewBox="0 0 3994 2838" draw:points="3994,2838 2694,2838 2694,1338 0,1338 0,0"><text:p/></draw:polyline><draw:g draw:style-name="gr3"><draw:polygon draw:style-name="gr4" draw:text-style-name="P24" svg:width="2.6409in" svg:height="0.1748in" svg:x="-0.3933in" svg:y="7.1335in" svg:viewBox="0 0 6709 445" draw:points="0,445 6709,445 6709,0 0,0"><text:p/></draw:polygon><draw:polygon draw:style-name="gr5" draw:text-style-name="P24" svg:width="2.6409in" svg:height="0.1748in" svg:x="-0.3933in" svg:y="7.1335in" svg:viewBox="0 0 6709 445" draw:points="0,445 6709,445 6709,0 0,0"><text:p/></draw:polygon></draw:g><draw:frame draw:style-name="gr6" draw:text-style-name="P24" svg:width="2.6421in" svg:height="0.237in" svg:x="-0.3937in" svg:y="7.1335in"><draw:text-box><text:p/></draw:text-box></draw:frame><draw:g draw:style-name="gr3"><draw:polygon draw:style-name="gr4" draw:text-style-name="P24" svg:width="2.6409in" svg:height="0.1744in" svg:x="-0.3933in" svg:y="6.9583in" svg:viewBox="0 0 6709 444" draw:points="0,444 6709,444 6709,0 0,0"><text:p/></draw:polygon><draw:polygon draw:style-name="gr5" draw:text-style-name="P24" svg:width="2.6409in" svg:height="0.1744in" svg:x="-0.3933in" svg:y="6.9583in" svg:viewBox="0 0 6709 444" draw:points="0,444 6709,444 6709,0 0,0"><text:p/></draw:polygon></draw:g><draw:frame draw:style-name="gr6" draw:text-style-name="P24" svg:width="2.6421in" svg:height="0.237in" svg:x="-0.3937in" svg:y="6.9583in"><draw:text-box><text:p/></draw:text-box></draw:frame><draw:g draw:style-name="gr3"><draw:path draw:style-name="gr4" draw:text-style-name="P24" svg:width="2.6409in" svg:height="0.2004in" svg:x="-0.3933in" svg:y="6.7575in" svg:viewBox="0 0 6709 510" svg:d="m0 510h6709v-510zm6709-510h-6709v510z"><text:p/></draw:path><draw:path draw:style-name="gr5" draw:text-style-name="P24" svg:width="2.6409in" svg:height="0.2004in" svg:x="-0.3933in" svg:y="6.7575in" svg:viewBox="0 0 6709 510" svg:d="m0 510h6709v-510m0 0h-6709v510"><text:p/></draw:path></draw:g><draw:frame draw:style-name="gr8" draw:text-style-name="P28" svg:width="2.6421in" svg:height="0.2012in" svg:x="-0.3937in" svg:y="6.7571in"><draw:text-box><text:p text:style-name="P27"><text:span text:style-name="T12">CustomContactsAdapter extends CursorAdapter</text:span></text:p></draw:text-box></draw:frame><draw:polyline draw:style-name="gr30" draw:text-style-name="P24" svg:width="0.3402in" svg:height="0.3563in" svg:x="0.9276in" svg:y="6.4004in" svg:viewBox="0 0 865 906" draw:points="865,0 865,626 0,626 0,906"><text:p/></draw:polyline><draw:frame draw:style-name="gr31" draw:text-style-name="P28" svg:width="0.8276in" svg:height="0.3039in" svg:x="3.7618in" svg:y="4.7154in"><draw:text-box><text:p text:style-name="P27"><text:span text:style-name="T13">Writes to</text:span></text:p></draw:text-box></draw:frame><draw:frame draw:style-name="gr31" draw:text-style-name="P28" svg:width="1.0831in" svg:height="0.3039in" svg:x="5.5535in" svg:y="4.5972in"><draw:text-box><text:p text:style-name="P27"><text:span text:style-name="T13">Reads from</text:span></text:p></draw:text-box></draw:frame><draw:frame draw:style-name="gr31" draw:text-style-name="P28" svg:width="1.0831in" svg:height="0.3039in" svg:x="0.9272in" svg:y="7.5102in"><draw:text-box><text:p text:style-name="P27"><text:span text:style-name="T13">Reads from</text:span></text:p></draw:text-box></draw:frame></draw:g>Final Desig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text:anchor-type="paragraph" draw:z-index="3" draw:style-name="gr1" svg:width="2.1303in" svg:height="0.3843in" svg:x="2.3453in" svg:y="-0.2016in"><draw:text-box><text:p>Sequence of operation of Game View:</text:p></draw:text-box></draw:frame><draw:g text:anchor-type="paragraph" draw:z-index="5" draw:style-name="gr32"><draw:g draw:style-name="gr3"><draw:path draw:style-name="gr33" draw:text-style-name="P24" svg:width="0.9094in" svg:height="0.3724in" svg:x="0.539in" svg:y="-0.2382in" svg:viewBox="0 0 2311 947" svg:d="m462 947h1387v0c85 0 157-20 231-64 73-43 127-97 169-173 43-75 62-150 62-237 0-86-19-161-62-236-42-76-96-130-169-174-74-43-146-63-231-63h-1387v0c-85 0-157 20-231 63-73 44-127 98-169 174-43 75-62 150-62 237 0 86 19 161 62 236 42 76 96 130 169 173 74 44 146 64 231 64z"><text:p/></draw:path><draw:path draw:style-name="gr34" draw:text-style-name="P24" svg:width="0.9094in" svg:height="0.3724in" svg:x="0.539in" svg:y="-0.2382in" svg:viewBox="0 0 2311 947" svg:d="m462 947h1387v0c85 0 157-20 231-64 73-43 127-97 169-173 43-75 62-150 62-237 0-86-19-161-62-236-42-76-96-130-169-174-74-43-146-63-231-63h-1387v0c-85 0-157 20-231 63-73 44-127 98-169 174-43 75-62 150-62 237 0 86 19 161 62 236 42 76 96 130 169 173 74 44 146 64 231 64z"><text:p/></draw:path></draw:g><draw:frame draw:style-name="gr35" draw:text-style-name="P28" svg:width="0.9098in" svg:height="0.3724in" svg:x="0.5394in" svg:y="-0.2382in"><draw:text-box><text:p text:style-name="P27"><text:span text:style-name="T11">Start</text:span></text:p></draw:text-box></draw:frame><draw:g draw:style-name="gr3"><draw:polygon draw:style-name="gr36" draw:text-style-name="P24" svg:width="0.9094in" svg:height="0.5591in" svg:x="0.539in" svg:y="0.8437in" svg:viewBox="0 0 2311 1421" draw:points="0,1421 2311,1421 2311,0 0,0"><text:p/></draw:polygon><draw:polygon draw:style-name="gr37" draw:text-style-name="P24" svg:width="0.9094in" svg:height="0.5591in" svg:x="0.539in" svg:y="0.8437in" svg:viewBox="0 0 2311 1421" draw:points="0,1421 2311,1421 2311,0 0,0"><text:p/></draw:polygon></draw:g><draw:frame draw:style-name="gr38" draw:text-style-name="P28" svg:width="0.9098in" svg:height="0.6953in" svg:x="0.5394in" svg:y="0.7764in"><draw:text-box><text:p text:style-name="P27"><text:span text:style-name="T11">Set up screen (draw board background, player photos etc)</text:span></text:p></draw:text-box></draw:frame><draw:g draw:style-name="gr3"><draw:polygon draw:style-name="gr39" draw:text-style-name="P24" svg:width="0.9094in" svg:height="0.5591in" svg:x="0.539in" svg:y="1.6087in" svg:viewBox="0 0 2311 1421" draw:points="0,711 1156,0 2311,711 1156,1421"><text:p/></draw:polygon><draw:polygon draw:style-name="gr40" draw:text-style-name="P24" svg:width="0.9094in" svg:height="0.5591in" svg:x="0.539in" svg:y="1.6087in" svg:viewBox="0 0 2311 1421" draw:points="0,711 1156,0 2311,711 1156,1421"><text:p/></draw:polygon></draw:g><draw:frame draw:style-name="gr41" draw:text-style-name="P28" svg:width="0.9098in" svg:height="0.5594in" svg:x="0.5394in" svg:y="1.6091in"><draw:text-box><text:p text:style-name="P27"><text:span text:style-name="T11">Is this the first run of onDraw?</text:span></text:p></draw:text-box></draw:frame><draw:g draw:style-name="gr3"><draw:polygon draw:style-name="gr42" draw:text-style-name="P24" svg:width="0.9094in" svg:height="0.7268in" svg:x="0.539in" svg:y="2.4386in" svg:viewBox="0 0 2311 1847" draw:points="0,1847 2311,1847 2311,0 0,0"><text:p/></draw:polygon><draw:polygon draw:style-name="gr43" draw:text-style-name="P24" svg:width="0.9094in" svg:height="0.7268in" svg:x="0.539in" svg:y="2.4386in" svg:viewBox="0 0 2311 1847" draw:points="0,1847 2311,1847 2311,0 0,0"><text:p/></draw:polygon></draw:g><draw:frame draw:style-name="gr44" draw:text-style-name="P28" svg:width="0.9098in" svg:height="0.8232in" svg:x="0.5394in" svg:y="2.3909in"><draw:text-box><text:p text:style-name="P27"><text:span text:style-name="T11">Populate array of tiles, set the initial state of the board, draw player 1s potential moves.</text:span></text:p></draw:text-box></draw:frame><draw:g draw:style-name="gr3"><draw:polygon draw:style-name="gr45" draw:text-style-name="P24" svg:width="0.9094in" svg:height="0.5591in" svg:x="0.539in" svg:y="3.3713in" svg:viewBox="0 0 2311 1421" draw:points="0,711 1156,0 2311,711 1156,1421"><text:p/></draw:polygon><draw:polygon draw:style-name="gr46" draw:text-style-name="P24" svg:width="0.9094in" svg:height="0.5591in" svg:x="0.539in" svg:y="3.3713in" svg:viewBox="0 0 2311 1421" draw:points="0,711 1156,0 2311,711 1156,1421"><text:p/></draw:polygon></draw:g><draw:frame draw:style-name="gr47" draw:text-style-name="P28" svg:width="0.9098in" svg:height="0.5594in" svg:x="0.5394in" svg:y="3.3717in"><draw:text-box><text:p text:style-name="P27"><text:span text:style-name="T11">Is the game timed?</text:span></text:p></draw:text-box></draw:frame><draw:g draw:style-name="gr3"><draw:polygon draw:style-name="gr48" draw:text-style-name="P24" svg:width="0.9094in" svg:height="0.5591in" svg:x="0.539in" svg:y="4.1685in" svg:viewBox="0 0 2311 1421" draw:points="0,1421 2311,1421 2311,0 0,0"><text:p/></draw:polygon><draw:polygon draw:style-name="gr49" draw:text-style-name="P24" svg:width="0.9094in" svg:height="0.5591in" svg:x="0.539in" svg:y="4.1685in" svg:viewBox="0 0 2311 1421" draw:points="0,1421 2311,1421 2311,0 0,0"><text:p/></draw:polygon></draw:g><draw:frame draw:style-name="gr50" draw:text-style-name="P28" svg:width="0.9098in" svg:height="0.5594in" svg:x="0.5394in" svg:y="4.1689in"><draw:text-box><text:p text:style-name="P27"><text:span text:style-name="T11">Start the timer</text:span></text:p></draw:text-box></draw:frame><draw:g draw:style-name="gr3"><draw:polygon draw:style-name="gr51" draw:text-style-name="P24" svg:width="0.9094in" svg:height="0.8571in" svg:x="0.539in" svg:y="4.9685in" svg:viewBox="0 0 2311 2178" draw:points="0,2178 2311,2178 2311,0 0,0"><text:p/></draw:polygon><draw:polygon draw:style-name="gr52" draw:text-style-name="P24" svg:width="0.9094in" svg:height="0.8571in" svg:x="0.539in" svg:y="4.9685in" svg:viewBox="0 0 2311 2178" draw:points="0,2178 2311,2178 2311,0 0,0"><text:p/></draw:polygon></draw:g><draw:frame draw:style-name="gr53" draw:text-style-name="P28" svg:width="0.9098in" svg:height="0.8579in" svg:x="0.5394in" svg:y="4.9689in"><draw:text-box><text:p text:style-name="P27"><text:span text:style-name="T11">Update the scores. Update the timer text if applicable. Draw the tiles and any chips.</text:span></text:p></draw:text-box></draw:frame><draw:g draw:style-name="gr3"><draw:polygon draw:style-name="gr54" draw:text-style-name="P24" svg:width="0.9094in" svg:height="0.5587in" svg:x="0.539in" svg:y="7.3933in" svg:viewBox="0 0 2311 1420" draw:points="0,710 1156,0 2311,710 1156,1420"><text:p/></draw:polygon><draw:polygon draw:style-name="gr55" draw:text-style-name="P24" svg:width="0.9094in" svg:height="0.5587in" svg:x="0.539in" svg:y="7.3933in" svg:viewBox="0 0 2311 1420" draw:points="0,710 1156,0 2311,710 1156,1420"><text:p/></draw:polygon></draw:g><draw:frame draw:style-name="gr56" draw:text-style-name="P28" svg:width="0.9098in" svg:height="0.5598in" svg:x="0.5394in" svg:y="7.3929in"><draw:text-box><text:p text:style-name="P27"><text:span text:style-name="T11">Has the screen been touched?</text:span></text:p></draw:text-box></draw:frame><draw:line draw:style-name="gr57" draw:text-style-name="P24" svg:x1="0.9945in" svg:y1="1.4035in" svg:x2="0.9945in" svg:y2="1.6083in"><text:p/></draw:line><draw:line draw:style-name="gr58" draw:text-style-name="P24" svg:x1="0.9945in" svg:y1="2.1681in" svg:x2="0.9945in" svg:y2="2.4386in"><text:p/></draw:line><draw:line draw:style-name="gr59" draw:text-style-name="P24" svg:x1="0.9945in" svg:y1="3.1661in" svg:x2="0.9945in" svg:y2="3.3713in"><text:p/></draw:line><draw:line draw:style-name="gr60" draw:text-style-name="P24" svg:x1="0.9945in" svg:y1="3.9311in" svg:x2="0.9945in" svg:y2="4.1689in"><text:p/></draw:line><draw:line draw:style-name="gr61" draw:text-style-name="P24" svg:x1="0.9945in" svg:y1="4.7283in" svg:x2="0.9945in" svg:y2="4.9681in"><text:p/></draw:line><draw:polyline draw:style-name="gr62" draw:text-style-name="P24" svg:width="0.6728in" svg:height="0.5028in" svg:x="0.9945in" svg:y="7.1697in" svg:viewBox="0 0 1710 1278" draw:points="1156,1278 1710,1278 1710,0 0,0 0,568"><text:p/></draw:polyline><draw:polyline draw:style-name="gr63" draw:text-style-name="P24" svg:width="0.272in" svg:height="3.5087in" svg:x="1.4496in" svg:y="1.8886in" svg:viewBox="0 0 692 8913" draw:points="0,0 692,0 692,8913 0,8913"><text:p/></draw:polyline><draw:polyline draw:style-name="gr64" draw:text-style-name="P24" svg:width="0.272in" svg:height="1.7461in" svg:x="1.4496in" svg:y="3.6512in" svg:viewBox="0 0 692 4436" draw:points="0,0 692,0 692,4436 0,4436"><text:p/></draw:polyline><draw:g draw:style-name="gr3"><draw:polygon draw:style-name="gr65" draw:text-style-name="P24" svg:width="0.9094in" svg:height="0.839in" svg:x="4.2339in" svg:y="0.8929in" svg:viewBox="0 0 2311 2132" draw:points="0,2132 2311,2132 2311,0 0,0"><text:p/></draw:polygon><draw:polygon draw:style-name="gr66" draw:text-style-name="P24" svg:width="0.9094in" svg:height="0.839in" svg:x="4.2339in" svg:y="0.8929in" svg:viewBox="0 0 2311 2132" draw:points="0,2132 2311,2132 2311,0 0,0"><text:p/></draw:polygon></draw:g><draw:frame draw:style-name="gr67" draw:text-style-name="P28" svg:width="0.9106in" svg:height="0.9512in" svg:x="4.2335in" svg:y="0.8374in"><draw:text-box><text:p text:style-name="P27"><text:span text:style-name="T11">With the XY coordinates of the touch, query each tile to determine which has been touched.</text:span></text:p></draw:text-box></draw:frame><draw:g draw:style-name="gr3"><draw:polygon draw:style-name="gr68" draw:text-style-name="P24" svg:width="0.9094in" svg:height="0.5591in" svg:x="4.2339in" svg:y="2.9445in" svg:viewBox="0 0 2311 1421" draw:points="0,1421 2311,1421 2311,0 0,0"><text:p/></draw:polygon><draw:polygon draw:style-name="gr69" draw:text-style-name="P24" svg:width="0.9094in" svg:height="0.5591in" svg:x="4.2339in" svg:y="2.9445in" svg:viewBox="0 0 2311 1421" draw:points="0,1421 2311,1421 2311,0 0,0"><text:p/></draw:polygon></draw:g><draw:frame draw:style-name="gr70" draw:text-style-name="P28" svg:width="0.9106in" svg:height="0.6953in" svg:x="4.2335in" svg:y="2.8772in"><draw:text-box><text:p text:style-name="P27"><text:span text:style-name="T11">Check which consequent chips need flipping and flip them.</text:span></text:p></draw:text-box></draw:frame><draw:g draw:style-name="gr3"><draw:polygon draw:style-name="gr71" draw:text-style-name="P24" svg:width="0.9094in" svg:height="0.5591in" svg:x="0.539in" svg:y="8.2004in" svg:viewBox="0 0 2311 1421" draw:points="0,711 1156,0 2311,711 1156,1421"><text:p/></draw:polygon><draw:polygon draw:style-name="gr72" draw:text-style-name="P24" svg:width="0.9094in" svg:height="0.5591in" svg:x="0.539in" svg:y="8.2004in" svg:viewBox="0 0 2311 1421" draw:points="0,711 1156,0 2311,711 1156,1421"><text:p/></draw:polygon></draw:g><draw:frame draw:style-name="gr73" draw:text-style-name="P28" svg:width="0.9098in" svg:height="0.5594in" svg:x="0.5394in" svg:y="8.2008in"><draw:text-box><text:p text:style-name="P27"><text:span text:style-name="T11">Has a tile been touched?</text:span></text:p></draw:text-box></draw:frame><draw:line draw:style-name="gr74" draw:text-style-name="P24" svg:x1="0.9945in" svg:y1="7.9531in" svg:x2="0.9945in" svg:y2="8.2in"><text:p/></draw:line><draw:g draw:style-name="gr3"><draw:polygon draw:style-name="gr75" draw:text-style-name="P24" svg:width="0.9094in" svg:height="0.5591in" svg:x="4.2339in" svg:y="3.8772in" svg:viewBox="0 0 2311 1421" draw:points="0,1421 2311,1421 2311,0 0,0"><text:p/></draw:polygon><draw:polygon draw:style-name="gr76" draw:text-style-name="P24" svg:width="0.9094in" svg:height="0.5591in" svg:x="4.2339in" svg:y="3.8772in" svg:viewBox="0 0 2311 1421" draw:points="0,1421 2311,1421 2311,0 0,0"><text:p/></draw:polygon></draw:g><draw:frame draw:style-name="gr77" draw:text-style-name="P28" svg:width="0.9106in" svg:height="0.5677in" svg:x="4.2335in" svg:y="3.8736in"><draw:text-box><text:p text:style-name="P27"><text:span text:style-name="T11">Switch player and re-start the timer if game is timed.</text:span></text:p></draw:text-box></draw:frame><draw:g draw:style-name="gr3"><draw:polygon draw:style-name="gr78" draw:text-style-name="P24" svg:width="0.9094in" svg:height="0.5591in" svg:x="4.2339in" svg:y="4.8937in" svg:viewBox="0 0 2311 1421" draw:points="0,1421 2311,1421 2311,0 0,0"><text:p/></draw:polygon><draw:polygon draw:style-name="gr79" draw:text-style-name="P24" svg:width="0.9094in" svg:height="0.5591in" svg:x="4.2339in" svg:y="4.8937in" svg:viewBox="0 0 2311 1421" draw:points="0,1421 2311,1421 2311,0 0,0"><text:p/></draw:polygon></draw:g><draw:frame draw:style-name="gr80" draw:text-style-name="P28" svg:width="0.9106in" svg:height="0.6953in" svg:x="4.2335in" svg:y="4.8264in"><draw:text-box><text:p text:style-name="P27"><text:span text:style-name="T11">Update the scores, draw the potential moves for the new player.</text:span></text:p></draw:text-box></draw:frame><draw:path draw:style-name="gr81" draw:text-style-name="P24" svg:width="2.7835in" svg:height="5.7795in" svg:x="1.4496in" svg:y="0.4988in" svg:viewBox="0 0 7071 14681" svg:d="m7071 14681h-1063v-13022h-1232v0 0c0-29-7-54-21-78-14-26-32-44-56-58-25-15-49-21-77-21-28 0-52 6-77 21-24 14-42 32-57 58-14 24-20 49-20 78h-864v-1659h-3604"><text:p/></draw:path><draw:g draw:style-name="gr3"><draw:polygon draw:style-name="gr82" draw:text-style-name="P24" svg:width="0.9094in" svg:height="0.5591in" svg:x="2.3228in" svg:y="8.2004in" svg:viewBox="0 0 2311 1421" draw:points="0,711 1156,0 2311,711 1156,1421"><text:p/></draw:polygon><draw:polygon draw:style-name="gr83" draw:text-style-name="P24" svg:width="0.9094in" svg:height="0.5591in" svg:x="2.3228in" svg:y="8.2004in" svg:viewBox="0 0 2311 1421" draw:points="0,711 1156,0 2311,711 1156,1421"><text:p/></draw:polygon></draw:g><draw:frame draw:style-name="gr84" draw:text-style-name="P28" svg:width="0.9098in" svg:height="0.5594in" svg:x="2.3228in" svg:y="8.2008in"><draw:text-box><text:p text:style-name="P27"><text:span text:style-name="T11">Has the Exit button been touched?</text:span></text:p></draw:text-box></draw:frame><draw:path draw:style-name="gr85" draw:text-style-name="P24" svg:width="0.8732in" svg:height="0.0618in" svg:x="1.4496in" svg:y="8.4177in" svg:viewBox="0 0 2219 158" svg:d="m0 158h770v0c0-29 7-54 20-78 15-26 33-44 57-58 25-15 49-22 77-22 28 0 52 7 77 22 24 14 42 32 57 58 13 24 20 49 20 78v0h1141"><text:p/></draw:path><draw:g draw:style-name="gr3"><draw:path draw:style-name="gr86" draw:text-style-name="P24" svg:width="0.9094in" svg:height="0.3728in" svg:x="2.3228in" svg:y="9.4453in" svg:viewBox="0 0 2311 948" svg:d="m462 948h1387v0c85 0 157-20 231-64s127-98 169-173 62-150 62-237-19-161-62-237-95-130-169-174-146-63-231-63h-1387v0c-85 0-157 20-231 63s-127 98-169 174-62 150-62 237 19 161 62 237 95 130 169 173 146 64 231 64z"><text:p/></draw:path><draw:path draw:style-name="gr87" draw:text-style-name="P24" svg:width="0.9094in" svg:height="0.3728in" svg:x="2.3228in" svg:y="9.4453in" svg:viewBox="0 0 2311 948" svg:d="m462 948h1387v0c85 0 157-20 231-64s127-98 169-173 62-150 62-237-19-161-62-237-95-130-169-174-146-63-231-63h-1387v0c-85 0-157 20-231 63s-127 98-169 174-62 150-62 237 19 161 62 237 95 130 169 173 146 64 231 64z"><text:p/></draw:path></draw:g><draw:frame draw:style-name="gr88" draw:text-style-name="P28" svg:width="0.9098in" svg:height="0.3724in" svg:x="2.3228in" svg:y="9.4453in"><draw:text-box><text:p text:style-name="P27"><text:span text:style-name="T11">Exit to main Menu</text:span></text:p></draw:text-box></draw:frame><draw:line draw:style-name="gr89" draw:text-style-name="P24" svg:x1="2.7776in" svg:y1="8.7594in" svg:x2="2.7776in" svg:y2="9.4449in"><text:p/></draw:line><draw:g draw:style-name="gr3"><draw:polygon draw:style-name="gr90" draw:text-style-name="P24" svg:width="0.9094in" svg:height="0.5591in" svg:x="4.2339in" svg:y="2.0118in" svg:viewBox="0 0 2311 1421" draw:points="0,711 1156,0 2311,711 1156,1421"><text:p/></draw:polygon><draw:polygon draw:style-name="gr91" draw:text-style-name="P24" svg:width="0.9094in" svg:height="0.5591in" svg:x="4.2339in" svg:y="2.0118in" svg:viewBox="0 0 2311 1421" draw:points="0,711 1156,0 2311,711 1156,1421"><text:p/></draw:polygon></draw:g><draw:frame draw:style-name="gr92" draw:text-style-name="P28" svg:width="0.9106in" svg:height="0.5594in" svg:x="4.2335in" svg:y="2.0118in"><draw:text-box><text:p text:style-name="P27"><text:span text:style-name="T11">Was the move valid?</text:span></text:p></draw:text-box></draw:frame><draw:line draw:style-name="gr93" draw:text-style-name="P24" svg:x1="5.1437in" svg:y1="2.2917in" svg:x2="5.6346in" svg:y2="2.2917in"><text:p/></draw:line><draw:line draw:style-name="gr94" draw:text-style-name="P24" svg:x1="4.6886in" svg:y1="3.5043in" svg:x2="4.6886in" svg:y2="3.8772in"><text:p/></draw:line><draw:line draw:style-name="gr95" draw:text-style-name="P24" svg:x1="4.6886in" svg:y1="4.4374in" svg:x2="4.6886in" svg:y2="4.8945in"><text:p/></draw:line><draw:g draw:style-name="gr3"><draw:polygon draw:style-name="gr96" draw:text-style-name="P24" svg:width="0.9094in" svg:height="0.9945in" svg:x="4.2339in" svg:y="5.7949in" svg:viewBox="0 0 2311 2527" draw:points="0,1264 1156,0 2311,1264 1156,2527"><text:p/></draw:polygon><draw:polygon draw:style-name="gr97" draw:text-style-name="P24" svg:width="0.9094in" svg:height="0.9945in" svg:x="4.2339in" svg:y="5.7949in" svg:viewBox="0 0 2311 2527" draw:points="0,1264 1156,0 2311,1264 1156,2527"><text:p/></draw:polygon></draw:g><draw:frame draw:style-name="gr98" draw:text-style-name="P30" svg:width="0.7587in" svg:height="1.1012in" svg:x="4.3445in" svg:y="5.7335in"><draw:text-box><text:p text:style-name="P29"><text:span text:style-name="T11">Is the board full OR does 1 player have a score of 0 OR have 4 turns been passed?</text:span></text:p></draw:text-box></draw:frame><draw:line draw:style-name="gr99" draw:text-style-name="P24" svg:x1="4.7012in" svg:y1="5.4528in" svg:x2="4.7012in" svg:y2="5.7953in"><text:p/></draw:line><draw:g draw:style-name="gr3"><draw:polygon draw:style-name="gr100" draw:text-style-name="P24" svg:width="0.9094in" svg:height="0.5587in" svg:x="4.2339in" svg:y="7.1228in" svg:viewBox="0 0 2311 1420" draw:points="0,1420 2311,1420 2311,0 0,0"><text:p/></draw:polygon><draw:polygon draw:style-name="gr101" draw:text-style-name="P24" svg:width="0.9094in" svg:height="0.5587in" svg:x="4.2339in" svg:y="7.1228in" svg:viewBox="0 0 2311 1420" draw:points="0,1420 2311,1420 2311,0 0,0"><text:p/></draw:polygon></draw:g><draw:frame draw:style-name="gr102" draw:text-style-name="P28" svg:width="0.9106in" svg:height="0.5594in" svg:x="4.2335in" svg:y="7.1228in"><draw:text-box><text:p text:style-name="P27"><text:span text:style-name="T11">Display end game dialog</text:span></text:p></draw:text-box></draw:frame><draw:g draw:style-name="gr3"><draw:polygon draw:style-name="gr103" draw:text-style-name="P24" svg:width="0.9094in" svg:height="0.7921in" svg:x="4.2339in" svg:y="7.9157in" svg:viewBox="0 0 2311 2013" draw:points="0,1006 1156,0 2311,1006 1156,2013"><text:p/></draw:polygon><draw:polygon draw:style-name="gr104" draw:text-style-name="P24" svg:width="0.9094in" svg:height="0.7921in" svg:x="4.2339in" svg:y="7.9157in" svg:viewBox="0 0 2311 2013" draw:points="0,1006 1156,0 2311,1006 1156,2013"><text:p/></draw:polygon></draw:g><draw:frame draw:style-name="gr105" draw:text-style-name="P28" svg:width="0.7587in" svg:height="0.5941in" svg:x="4.3091in" svg:y="8.0154in"><draw:text-box><text:p text:style-name="P27"><text:span text:style-name="T11">Did the user click New Game?</text:span></text:p></draw:text-box></draw:frame><draw:polyline draw:style-name="gr106" draw:text-style-name="P24" svg:width="1.9358in" svg:height="0.7594in" svg:x="2.7776in" svg:y="8.685in" svg:viewBox="0 0 4918 1930" draw:points="4918,0 4918,1294 0,1294 0,1930"><text:p/></draw:polyline><draw:line draw:style-name="gr107" draw:text-style-name="P24" svg:x1="4.6886in" svg:y1="6.7311in" svg:x2="4.6886in" svg:y2="7.1228in"><text:p/></draw:line><draw:line draw:style-name="gr108" draw:text-style-name="P24" svg:x1="4.6886in" svg:y1="7.6827in" svg:x2="4.6886in" svg:y2="7.9157in"><text:p/></draw:line><draw:line draw:style-name="gr109" draw:text-style-name="P24" svg:x1="4.6886in" svg:y1="2.5717in" svg:x2="4.6886in" svg:y2="2.9449in"><text:p/></draw:line><draw:path draw:style-name="gr110" draw:text-style-name="P24" svg:width="1in" svg:height="4.385in" svg:x="3.2327in" svg:y="4.0949in" svg:viewBox="0 0 2541 11139" svg:d="m0 11139h693v-10981h632v0c0-29 6-54 20-78 15-26 32-44 56-58 25-15 49-22 78-22 28 0 52 7 77 22 24 14 41 32 56 58 14 24 21 49 21 78v0h908"><text:p/></draw:path><draw:line draw:style-name="gr111" draw:text-style-name="P24" svg:x1="4.6886in" svg:y1="1.7323in" svg:x2="4.6886in" svg:y2="2.0122in"><text:p/></draw:line><draw:g draw:style-name="gr3"><draw:polygon draw:style-name="gr112" draw:text-style-name="P24" svg:width="1.2008in" svg:height="0.8945in" svg:x="0.3941in" svg:y="6.0504in" svg:viewBox="0 0 3051 2273" draw:points="0,1137 1525,0 3051,1137 1525,2273"><text:p/></draw:polygon><draw:polygon draw:style-name="gr113" draw:text-style-name="P24" svg:width="1.2008in" svg:height="0.8945in" svg:x="0.3941in" svg:y="6.0504in" svg:viewBox="0 0 3051 2273" draw:points="0,1137 1525,0 3051,1137 1525,2273"><text:p/></draw:polygon></draw:g><draw:frame draw:style-name="gr114" draw:text-style-name="P28" svg:width="1.0012in" svg:height="0.6717in" svg:x="0.4937in" svg:y="6.1626in"><draw:text-box><text:p text:style-name="P27"><text:span text:style-name="T11">If single player is selected, is it the computer turn?</text:span></text:p></draw:text-box></draw:frame><draw:line draw:style-name="gr115" draw:text-style-name="P24" svg:x1="0.9945in" svg:y1="5.8264in" svg:x2="0.9945in" svg:y2="6.05in"><text:p/></draw:line><draw:line draw:style-name="gr116" draw:text-style-name="P24" svg:x1="0.9945in" svg:y1="6.9457in" svg:x2="0.9945in" svg:y2="7.3929in"><text:p/></draw:line><draw:g draw:style-name="gr3"><draw:polygon draw:style-name="gr117" draw:text-style-name="P24" svg:width="0.9094in" svg:height="0.5591in" svg:x="2.05in" svg:y="6.2181in" svg:viewBox="0 0 2311 1421" draw:points="0,1421 2311,1421 2311,0 0,0"><text:p/></draw:polygon><draw:polygon draw:style-name="gr118" draw:text-style-name="P24" svg:width="0.9094in" svg:height="0.5591in" svg:x="2.05in" svg:y="6.2181in" svg:viewBox="0 0 2311 1421" draw:points="0,1421 2311,1421 2311,0 0,0"><text:p/></draw:polygon></draw:g><draw:frame draw:style-name="gr119" draw:text-style-name="P28" svg:width="0.9098in" svg:height="0.5594in" svg:x="2.05in" svg:y="6.2189in"><draw:text-box><text:p text:style-name="P27"><text:span text:style-name="T11">Do computers move</text:span></text:p></draw:text-box></draw:frame><draw:line draw:style-name="gr120" draw:text-style-name="P24" svg:x1="1.5949in" svg:y1="6.498in" svg:x2="2.0496in" svg:y2="6.498in"><text:p/></draw:line><draw:polyline draw:style-name="gr121" draw:text-style-name="P24" svg:width="1.0547in" svg:height="5.7189in" svg:x="1.4496in" svg:y="0.4988in" svg:viewBox="0 0 2680 14527" draw:points="2680,14527 2680,0 0,0"><text:p/></draw:polyline><draw:g draw:style-name="gr3"><draw:polygon draw:style-name="gr122" draw:text-style-name="P24" svg:width="0.9094in" svg:height="0.2795in" svg:x="0.539in" svg:y="0.3591in" svg:viewBox="0 0 2311 711" draw:points="0,711 2311,711 2311,0 0,0"><text:p/></draw:polygon><draw:polygon draw:style-name="gr123" draw:text-style-name="P24" svg:width="0.9094in" svg:height="0.2795in" svg:x="0.539in" svg:y="0.3591in" svg:viewBox="0 0 2311 711" draw:points="0,711 2311,711 2311,0 0,0"><text:p/></draw:polygon></draw:g><draw:frame draw:style-name="gr124" draw:text-style-name="P28" svg:width="0.9098in" svg:height="0.2803in" svg:x="0.5394in" svg:y="0.3583in"><draw:text-box><text:p text:style-name="P27"><text:span text:style-name="T11">Run onDraw()</text:span></text:p></draw:text-box></draw:frame><draw:line draw:style-name="gr125" draw:text-style-name="P24" svg:x1="0.9945in" svg:y1="0.135in" svg:x2="0.9945in" svg:y2="0.3591in"><text:p/></draw:line><draw:line draw:style-name="gr126" draw:text-style-name="P24" svg:x1="0.9945in" svg:y1="0.6386in" svg:x2="0.9945in" svg:y2="0.8433in"><text:p/></draw:line><draw:frame draw:style-name="gr127" draw:text-style-name="P28" svg:width="0.5094in" svg:height="0.224in" svg:x="0.5764in" svg:y="2.1591in"><draw:text-box><text:p text:style-name="P27"><text:span text:style-name="T11">Yes</text:span></text:p></draw:text-box></draw:frame><draw:frame draw:style-name="gr128" draw:text-style-name="P28" svg:width="0.5098in" svg:height="0.224in" svg:x="0.4846in" svg:y="3.861in"><draw:text-box><text:p text:style-name="P27"><text:span text:style-name="T11">Yes</text:span></text:p></draw:text-box></draw:frame><draw:frame draw:style-name="gr129" draw:text-style-name="P28" svg:width="0.5098in" svg:height="0.224in" svg:x="1.5583in" svg:y="6.2744in"><draw:text-box><text:p text:style-name="P27"><text:span text:style-name="T11">Yes</text:span></text:p></draw:text-box></draw:frame><draw:frame draw:style-name="gr130" draw:text-style-name="P28" svg:width="0.5098in" svg:height="0.224in" svg:x="0.4846in" svg:y="7.9764in"><draw:text-box><text:p text:style-name="P27"><text:span text:style-name="T11">Yes</text:span></text:p></draw:text-box></draw:frame><draw:polyline draw:style-name="gr131" draw:text-style-name="P24" svg:width="3.6937in" svg:height="8.2874in" svg:x="0.9945in" svg:y="0.613in" svg:viewBox="0 0 9383 21051" draw:points="0,20692 0,21051 2080,21051 2080,18739 5778,18739 5778,0 9383,0 9383,711"><text:p/></draw:polyline><draw:frame draw:style-name="gr132" draw:text-style-name="P28" svg:width="0.5098in" svg:height="0.224in" svg:x="0.6118in" svg:y="8.7736in"><draw:text-box><text:p text:style-name="P27"><text:span text:style-name="T11">Yes</text:span></text:p></draw:text-box></draw:frame><draw:frame draw:style-name="gr133" draw:text-style-name="P28" svg:width="0.5094in" svg:height="0.224in" svg:x="2.3598in" svg:y="8.811in"><draw:text-box><text:p text:style-name="P27"><text:span text:style-name="T11">Yes</text:span></text:p></draw:text-box></draw:frame><draw:frame draw:style-name="gr134" draw:text-style-name="P28" svg:width="0.5098in" svg:height="0.224in" svg:x="4.2882in" svg:y="8.5874in"><draw:text-box><text:p text:style-name="P27"><text:span text:style-name="T11">Yes</text:span></text:p></draw:text-box></draw:frame><draw:frame draw:style-name="gr135" draw:text-style-name="P28" svg:width="0.5098in" svg:height="0.224in" svg:x="4.2882in" svg:y="2.628in"><draw:text-box><text:p text:style-name="P27"><text:span text:style-name="T11">Yes</text:span></text:p></draw:text-box></draw:frame><draw:frame draw:style-name="gr136" draw:text-style-name="P28" svg:width="0.5094in" svg:height="0.2248in" svg:x="4.252in" svg:y="6.85in"><draw:text-box><text:p text:style-name="P27"><text:span text:style-name="T11">Yes</text:span></text:p></draw:text-box></draw:frame><draw:frame draw:style-name="gr137" draw:text-style-name="P28" svg:width="0.5098in" svg:height="0.224in" svg:x="1.2673in" svg:y="3.3756in"><draw:text-box><text:p text:style-name="P27"><text:span text:style-name="T11">No</text:span></text:p></draw:text-box></draw:frame><draw:frame draw:style-name="gr138" draw:text-style-name="P28" svg:width="0.5098in" svg:height="0.224in" svg:x="0.6118in" svg:y="6.9457in"><draw:text-box><text:p text:style-name="P27"><text:span text:style-name="T11">No</text:span></text:p></draw:text-box></draw:frame><draw:frame draw:style-name="gr139" draw:text-style-name="P28" svg:width="0.5098in" svg:height="0.224in" svg:x="1.2673in" svg:y="7.4492in"><draw:text-box><text:p text:style-name="P27"><text:span text:style-name="T11">No</text:span></text:p></draw:text-box></draw:frame><draw:frame draw:style-name="gr140" draw:text-style-name="P28" svg:width="0.5098in" svg:height="0.2248in" svg:x="1.3402in" svg:y="8.2555in"><draw:text-box><text:p text:style-name="P27"><text:span text:style-name="T11">No</text:span></text:p></draw:text-box></draw:frame><draw:frame draw:style-name="gr141" draw:text-style-name="P28" svg:width="0.5098in" svg:height="0.2248in" svg:x="3.1602in" svg:y="8.2555in"><draw:text-box><text:p text:style-name="P27"><text:span text:style-name="T11">No</text:span></text:p></draw:text-box></draw:frame><draw:frame draw:style-name="gr142" draw:text-style-name="P28" svg:width="0.5098in" svg:height="0.2248in" svg:x="5.0528in" svg:y="2.0673in"><draw:text-box><text:p text:style-name="P27"><text:span text:style-name="T11">No</text:span></text:p></draw:text-box></draw:frame><draw:frame draw:style-name="gr143" draw:text-style-name="P28" svg:width="0.5098in" svg:height="0.224in" svg:x="3.8146in" svg:y="6.0547in"><draw:text-box><text:p text:style-name="P27"><text:span text:style-name="T11">No</text:span></text:p></draw:text-box></draw:frame><draw:path draw:style-name="gr144" draw:text-style-name="P24" svg:width="3.211in" svg:height="1.1984in" svg:x="0.9945in" svg:y="7.1071in" svg:viewBox="0 0 8157 3045" svg:d="m8157 3045h-551v-2872h-1130v0 0c0-32-7-58-20-86-15-27-33-47-56-63-25-16-49-24-77-24s-51 8-76 24c-24 16-42 36-56 63s-20 54-20 86h-291v0 0c0-32-6-58-20-86-15-27-32-47-56-63-25-16-48-24-76-24-29 0-53 8-77 24s-41 36-56 63c-14 28-20 54-20 86h-5575v624"><text:p/></draw:path><draw:frame draw:style-name="gr145" draw:text-style-name="P28" svg:width="0.5098in" svg:height="0.224in" svg:x="3.8811in" svg:y="8.2717in"><draw:text-box><text:p text:style-name="P27"><text:span text:style-name="T11">No</text:span></text:p></draw:text-box></draw:frame><draw:g draw:style-name="gr3"><draw:polygon draw:style-name="gr146" draw:text-style-name="P24" svg:width="0.9638in" svg:height="0.5925in" svg:x="5.635in" svg:y="1.9953in" svg:viewBox="0 0 2449 1506" draw:points="0,752 1224,0 2449,752 1224,1506"><text:p/></draw:polygon><draw:polygon draw:style-name="gr147" draw:text-style-name="P24" svg:width="0.9638in" svg:height="0.5925in" svg:x="5.635in" svg:y="1.9953in" svg:viewBox="0 0 2449 1506" draw:points="0,752 1224,0 2449,752 1224,1506"><text:p/></draw:polygon></draw:g><draw:frame draw:style-name="gr148" draw:text-style-name="P28" svg:width="0.8039in" svg:height="0.4453in" svg:x="5.7154in" svg:y="2.0693in"><draw:text-box><text:p text:style-name="P27"><text:span text:style-name="T11">Was the pass button pressed?</text:span></text:p></draw:text-box></draw:frame><draw:polyline draw:style-name="gr149" draw:text-style-name="P24" svg:width="1.4283in" svg:height="1.2886in" svg:x="4.6886in" svg:y="2.5882in" svg:viewBox="0 0 3629 3274" draw:points="3629,0 3629,2819 0,2819 0,3274"><text:p/></draw:polyline><draw:frame draw:style-name="gr150" draw:text-style-name="P28" svg:width="0.5094in" svg:height="0.224in" svg:x="5.6717in" svg:y="2.8047in"><draw:text-box><text:p text:style-name="P27"><text:span text:style-name="T11">Yes</text:span></text:p></draw:text-box></draw:frame><draw:path draw:style-name="gr151" draw:text-style-name="P24" svg:width="5.8224in" svg:height="5.1008in" svg:x="0.9945in" svg:y="2.2917in" svg:viewBox="0 0 14790 12957" svg:d="m14237 0h553v11607h-5253v0 0c0-29-7-54-21-79-14-25-32-43-56-57-25-16-49-21-77-21-28 0-52 5-77 21-24 14-42 32-57 57-14 25-20 50-20 79h-2697v0 0c0-29-6-54-20-79-15-25-32-43-56-57-25-16-49-21-77-21-29 0-53 5-78 21-24 14-41 32-56 57-14 25-21 50-21 79h-293v0 0c0-29-6-54-20-79-15-25-32-43-56-57-25-16-49-21-77-21-29 0-53 5-78 21-24 14-41 32-56 57-14 25-20 50-20 79h-262v782h-5362v568"><text:p/></draw:path><draw:frame draw:style-name="gr152" draw:text-style-name="P28" svg:width="0.5098in" svg:height="0.2248in" svg:x="6.5811in" svg:y="2.0673in"><draw:text-box><text:p text:style-name="P27"><text:span text:style-name="T11">No</text:span></text:p></draw:text-box></draw:frame><draw:frame draw:style-name="gr153" draw:text-style-name="P28" svg:width="0.5098in" svg:height="0.224in" svg:x="1.3402in" svg:y="1.6484in"><draw:text-box><text:p text:style-name="P27"><text:span text:style-name="T11">No</text:span></text:p></draw:text-box></draw:frame></draw:g><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text:p>
      <text:p text:style-name="P3">Testing:</text:p>
      <text:p text:style-name="P3"/>
      <text:p text:style-name="P6">The following test cases have been devised for the given activities:</text:p>
      <text:p text:style-name="P6"/>
      <text:p text:style-name="P6">Settings activity:</text:p>
      <text:p text:style-name="P7"><draw:frame draw:style-name="fr1" draw:name="Object1" text:anchor-type="paragraph" svg:x="-0.2008in" svg:y="0.0256in" svg:width="7.5654in" svg:height="3.3484in" draw:z-index="0"><draw:object xlink:href="./Object 1" xlink:type="simple" xlink:show="embed" xlink:actuate="onLoad"/><draw:image xlink:href="./ObjectReplacements/Object 1" xlink:type="simple" xlink:show="embed" xlink:actuate="onLoad"/></draw:frame></text:p>
      <text:p text:style-name="P7"><text:span text:style-name="T8">Game</text:span> Activity:</text:p>
      <text:p text:style-name="P7"><draw:frame draw:style-name="fr1" draw:name="Object2" text:anchor-type="paragraph" svg:x="-0.2008in" svg:y="0.122in" svg:width="7.5126in" svg:height="2.1646in" draw:z-index="1"><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Score provider:</text:p>
      <text:p text:style-name="P19"><draw:frame draw:style-name="fr1" draw:name="Object3" text:anchor-type="paragraph" svg:x="-0.1661in" svg:y="0.0409in" svg:width="7.5311in" svg:height="1.8874in" draw:z-index="2"><draw:object xlink:href="./Object 3" xlink:type="simple" xlink:show="embed" xlink:actuate="onLoad"/><draw:image xlink:href="./ObjectReplacements/Object 3" xlink:type="simple" xlink:show="embed" xlink:actuate="onLoad"/></draw:frame></text:p>
      <text:p text:style-name="P22"><text:span text:style-name="T8">Note: The above tests on the score provider are very hard to do in a real game so the relevant method was forced into these conditions. The provider was also tested in normal operation too.</text:span></text:p>
      <text:p text:style-name="P19"/>
      <text:p text:style-name="P19"/>
      <text:p text:style-name="P23"><text:span text:style-name="T9">General interface:</text:span></text:p>
      <text:p text:style-name="P19"><draw:frame draw:style-name="fr1" draw:name="Object4" text:anchor-type="paragraph" svg:x="-0.1661in" svg:y="0.0382in" svg:width="7.5354in" svg:height="1.5055in" draw:z-index="6"><draw:object xlink:href="./Object 4" xlink:type="simple" xlink:show="embed" xlink:actuate="onLoad"/><draw:image xlink:href="./ObjectReplacements/Object 4"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Learning reflections and possible improvements:</text:p>
      <text:p text:style-name="P19"/>
      <text:p text:style-name="P19">In hindsight and with more time permitted there are a few areas I would have liked to improve on. First of all is the overall look and feel of the application. The main game view was done on a canvas which I liked, it’s more flexible than the standard UI tool kit and if I used this for the rest of the app it may have made the app appear more consistent. I would also have liked to implement some animation to increase the responsiveness of the app, when the computer has a turn it happens so quickly its abit hard to follow. </text:p>
      <text:p text:style-name="P19"/>
      <text:p text:style-name="P19">I didn’t do any of the calculation algorithms in separate threads as they were trivial enough not to have a big performance hit but if I had more time I would have liked to have done this. I could have implemented the canvas in a surface view but when the sc<text:bookmark text:name="_GoBack"/>reen is only being re-drawn at a very low frequency (every turn or second if in timed) it did seem abit over kill. If the content was abit more dynamic, say a platform game I would have reconsidered.</text:p>
      <text:p text:style-name="P19"/>
      <text:p text:style-name="P19">Another improvement would have been to deal with screen rotation as opposed to just fixing it in portrait, there are a large amount of apps that are fixed in one orientation so I didn’t feel too bad about doing this but if I were to publish the app I would want it to stand out. Currently the app uses a single XML layout file for each activity, these do work for the vast majority of screen sizes but were really designed for high resolution phones. If I had more time I would have created an XML for each screen size classification to make the application feel like it was designed with the users device in mind. I would have also liked to implement fragments for the settings page. On smaller screens showing the name and photo of the contact may appear abit cluttered, using fragments would mean I could put the photos on a separate screen for the smaller devices and had them on one screen for larger devices such as tablets.</text:p>
      <text:p text:style-name="P19"/>
      <text:p text:style-name="P20">I feel now that I have a good appreciation of how to program an android device. The concept of isolation between activities using intents was new to me but I have managed to implement this throughout the application and I now have a good understanding of it. The thought of <text:span text:style-name="T10">using </text:span>a custom <text:span text:style-name="T10">cursor</text:span> adapter <text:span text:style-name="T10">to allow image views to be populated in a list view initially escaped me but eventually I figured it out, I didn't realise the standard cursor adapter didn't cater for this.</text:span> The hardest part of the coursework for me was the content provider, after modifying the table definition I didn’t know how to re-write the new definitions to the SQL database, I now realise I just had to increment the version number <text:span text:style-name="T10">for the providers onCreate() to be called</text:span>. Using a content resolver to access the provider was a tricky concept for me to grasp too but now I’ve done it a few times I’m happy <text:span text:style-name="T10">that</text:span> I understand it.</text:p>
      <text:p text:style-name="P20"><text:tab/><text:span text:style-name="T10">In Summary, there are many things to consider when programming for a mobile device, as it happens the app that I created isn't very demanding so resources don't appear to have been an issue although I still designed my app with those considerations in mind. The exercise over all has been very useful and I have really enjoyed making creating the application.</text:span></text:p>
      <text:p text:style-name="P8"/>
      <text:p text:style-name="P6"/>
      <text:p text:style-name="P6"/>
      <text:p text:style-name="P6"/>
      <text:p text:style-name="P6"/>
      <text:p text:style-name="P6"/>
      <text:p text:style-name="P6"/>
      <text:p text:style-name="P6"/>
      <text:p text:style-name="P6"/>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Mangal2" svg:font-family="Mangal"/>
    <style:font-face style:name="OpenSymbol" svg:font-family="OpenSymbol"/>
    <style:font-face style:name="Arial3" svg:font-family="Arial" style:font-pitch="variable"/>
    <style:font-face style:name="Lucida Sans Unicode1" svg:font-family="'Lucida Sans Unicode'" style:font-pitch="variable"/>
    <style:font-face style:name="Mangal1" svg:font-family="Mangal"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5f_1" draw:display-name="Gradient_1" draw:style="linear" draw:start-color="#f5f5f5" draw:end-color="#9a9a9a" draw:start-intensity="100%" draw:end-intensity="100%" draw:angle="900" draw:border="0%"/>
    <draw:gradient draw:name="Gradient_5f_2" draw:display-name="Gradient_2" draw:style="linear" draw:start-color="#f5f5f5" draw:end-color="#9a9a9a" draw:start-intensity="100%" draw:end-intensity="100%" draw:angle="900" draw:border="0%"/>
    <draw:marker draw:name="EndMarker_5f_1" draw:display-name="EndMarker_1" svg:viewBox="0 0 20 20" svg:d="m10 0-10 20h20z"/>
    <draw:marker draw:name="EndMarker_5f_10" draw:display-name="EndMarker_10" svg:viewBox="0 0 20 20" svg:d="m10 0-10 20h20z"/>
    <draw:marker draw:name="EndMarker_5f_11" draw:display-name="EndMarker_11" svg:viewBox="0 0 20 20" svg:d="m10 0-10 20h20z"/>
    <draw:marker draw:name="EndMarker_5f_12" draw:display-name="EndMarker_12" svg:viewBox="0 0 20 20" svg:d="m10 0-10 20h20z"/>
    <draw:marker draw:name="EndMarker_5f_13" draw:display-name="EndMarker_13" svg:viewBox="0 0 20 20" svg:d="m10 0-10 20h20z"/>
    <draw:marker draw:name="EndMarker_5f_14" draw:display-name="EndMarker_14" svg:viewBox="0 0 20 20" svg:d="m10 0-10 20h20z"/>
    <draw:marker draw:name="EndMarker_5f_15" draw:display-name="EndMarker_15" svg:viewBox="0 0 20 20" svg:d="m10 0-10 20h20z"/>
    <draw:marker draw:name="EndMarker_5f_16" draw:display-name="EndMarker_16" svg:viewBox="0 0 20 20" svg:d="m10 0-10 20h20z"/>
    <draw:marker draw:name="EndMarker_5f_17" draw:display-name="EndMarker_17" svg:viewBox="0 0 20 20" svg:d="m10 0-10 20h20z"/>
    <draw:marker draw:name="EndMarker_5f_18" draw:display-name="EndMarker_18" svg:viewBox="0 0 20 20" svg:d="m10 0-10 20h20z"/>
    <draw:marker draw:name="EndMarker_5f_19" draw:display-name="EndMarker_19" svg:viewBox="0 0 20 20" svg:d="m10 0-10 20h20z"/>
    <draw:marker draw:name="EndMarker_5f_2" draw:display-name="EndMarker_2" svg:viewBox="0 0 20 20" svg:d="m10 0-10 20h20z"/>
    <draw:marker draw:name="EndMarker_5f_20" draw:display-name="EndMarker_20" svg:viewBox="0 0 20 20" svg:d="m10 0-10 20h20z"/>
    <draw:marker draw:name="EndMarker_5f_21" draw:display-name="EndMarker_21" svg:viewBox="0 0 20 20" svg:d="m10 0-10 20h20z"/>
    <draw:marker draw:name="EndMarker_5f_22" draw:display-name="EndMarker_22" svg:viewBox="0 0 20 20" svg:d="m10 0-10 20h20z"/>
    <draw:marker draw:name="EndMarker_5f_23" draw:display-name="EndMarker_23" svg:viewBox="0 0 20 20" svg:d="m10 0-10 20h20z"/>
    <draw:marker draw:name="EndMarker_5f_24" draw:display-name="EndMarker_24" svg:viewBox="0 0 20 20" svg:d="m10 0-10 20h20z"/>
    <draw:marker draw:name="EndMarker_5f_25" draw:display-name="EndMarker_25" svg:viewBox="0 0 20 20" svg:d="m10 0-10 20h20z"/>
    <draw:marker draw:name="EndMarker_5f_26" draw:display-name="EndMarker_26" svg:viewBox="0 0 20 20" svg:d="m10 0-10 20h20z"/>
    <draw:marker draw:name="EndMarker_5f_27" draw:display-name="EndMarker_27" svg:viewBox="0 0 20 20" svg:d="m10 0-10 20h20z"/>
    <draw:marker draw:name="EndMarker_5f_28" draw:display-name="EndMarker_28" svg:viewBox="0 0 20 20" svg:d="m10 0-10 20h20z"/>
    <draw:marker draw:name="EndMarker_5f_29" draw:display-name="EndMarker_29" svg:viewBox="0 0 20 20" svg:d="m10 0-10 20h20z"/>
    <draw:marker draw:name="EndMarker_5f_3" draw:display-name="EndMarker_3" svg:viewBox="0 0 20 20" svg:d="m10 0-10 20h20z"/>
    <draw:marker draw:name="EndMarker_5f_30" draw:display-name="EndMarker_30" svg:viewBox="0 0 20 20" svg:d="m10 0-10 20h20z"/>
    <draw:marker draw:name="EndMarker_5f_31" draw:display-name="EndMarker_31" svg:viewBox="0 0 20 20" svg:d="m10 0-10 20h20z"/>
    <draw:marker draw:name="EndMarker_5f_32" draw:display-name="EndMarker_32" svg:viewBox="0 0 20 20" svg:d="m10 0-10 20h20z"/>
    <draw:marker draw:name="EndMarker_5f_4" draw:display-name="EndMarker_4" svg:viewBox="0 0 20 20" svg:d="m10 0-10 20h20z"/>
    <draw:marker draw:name="EndMarker_5f_5" draw:display-name="EndMarker_5" svg:viewBox="0 0 20 20" svg:d="m10 0-10 20h20z"/>
    <draw:marker draw:name="EndMarker_5f_6" draw:display-name="EndMarker_6" svg:viewBox="0 0 20 20" svg:d="m10 0-10 20h20z"/>
    <draw:marker draw:name="EndMarker_5f_7" draw:display-name="EndMarker_7" svg:viewBox="0 0 20 20" svg:d="m10 0-10 20h20z"/>
    <draw:marker draw:name="EndMarker_5f_8" draw:display-name="EndMarker_8" svg:viewBox="0 0 20 20" svg:d="m10 0-10 20h20z"/>
    <draw:marker draw:name="EndMarker_5f_9" draw:display-name="EndMarker_9" svg:viewBox="0 0 20 20" svg:d="m10 0-10 20h20z"/>
    <draw:marker draw:name="StartMarker_5f_1" draw:display-name="StartMarker_1" svg:viewBox="0 0 20 30" svg:d="m10 0-10 30h20z"/>
    <draw:marker draw:name="StartMarker_5f_10" draw:display-name="StartMarker_10" svg:viewBox="0 0 20 30" svg:d="m10 0-10 30h20z"/>
    <draw:marker draw:name="StartMarker_5f_11" draw:display-name="StartMarker_11" svg:viewBox="0 0 20 30" svg:d="m10 0-10 30h20z"/>
    <draw:marker draw:name="StartMarker_5f_2" draw:display-name="StartMarker_2" svg:viewBox="0 0 20 30" svg:d="m10 0-10 30h20z"/>
    <draw:marker draw:name="StartMarker_5f_3" draw:display-name="StartMarker_3" svg:viewBox="0 0 20 30" svg:d="m10 0-10 30h20z"/>
    <draw:marker draw:name="StartMarker_5f_4" draw:display-name="StartMarker_4" svg:viewBox="0 0 20 30" svg:d="m10 0-10 30h20z"/>
    <draw:marker draw:name="StartMarker_5f_5" draw:display-name="StartMarker_5" svg:viewBox="0 0 20 30" svg:d="m10 0-10 30h20z"/>
    <draw:marker draw:name="StartMarker_5f_6" draw:display-name="StartMarker_6" svg:viewBox="0 0 20 30" svg:d="m10 0-10 30h20z"/>
    <draw:marker draw:name="StartMarker_5f_7" draw:display-name="StartMarker_7" svg:viewBox="0 0 20 30" svg:d="m10 0-10 30h20z"/>
    <draw:marker draw:name="StartMarker_5f_8" draw:display-name="StartMarker_8" svg:viewBox="0 0 20 30" svg:d="m10 0-10 30h20z"/>
    <draw:marker draw:name="StartMarker_5f_9" draw:display-name="StartMarker_9"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9T19:22:17.93</meta:creation-date>
    <dc:date>2013-04-15T18:52:31.46</dc:date>
    <meta:editing-duration>P0D</meta:editing-duration>
    <meta:editing-cycles>5</meta:editing-cycles>
    <meta:generator>LibreOffice/4.0.0.3$Windows_x86 LibreOffice_project/7545bee9c2a0782548772a21bc84a9dcc583b89</meta:generator>
    <meta:document-statistic meta:table-count="0" meta:image-count="0" meta:object-count="4" meta:page-count="7" meta:paragraph-count="38" meta:word-count="1082" meta:character-count="5971" meta:non-whitespace-character-count="49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264in"/>
    </style:style>
    <style:style style:name="co2" style:family="table-column">
      <style:table-column-properties fo:break-before="auto" style:column-width="4.7161in"/>
    </style:style>
    <style:style style:name="co3" style:family="table-column">
      <style:table-column-properties fo:break-before="auto" style:column-width="3.1339in"/>
    </style:style>
    <style:style style:name="co4" style:family="table-column">
      <style:table-column-properties fo:break-before="auto" style:column-width="0.889in"/>
    </style:style>
    <style:style style:name="ro1" style:family="table-row">
      <style:table-row-properties style:row-height="0.4799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31pt solid #000000"/>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31pt solid #000000"/>
      <style:text-properties style:font-name="Arial" fo:font-size="12pt" style:font-size-asian="12pt" style:font-size-complex="12pt"/>
    </style:style>
    <style:style style:name="ce4" style:family="table-cell" style:parent-style-name="Default">
      <style:table-cell-properties fo:wrap-option="wrap" fo:border="0.31pt solid #000000"/>
      <style:text-properties fo:font-size="12pt" style:font-size-asian="12pt" style:font-size-complex="12pt"/>
    </style:style>
  </office:automatic-styles>
  <office:body>
    <office:spreadsheet>
      <table:table table:name="SettingsActivity" table:style-name="ta1">
        <table:table-column table:style-name="co1" table:default-cell-style-name="ce3"/>
        <table:table-column table:style-name="co2" table:default-cell-style-name="ce4"/>
        <table:table-column table:style-name="co3" table:default-cell-style-name="ce4"/>
        <table:table-row table:style-name="ro1">
          <table:table-cell table:style-name="ce1" office:value-type="string">
            <text:p>Description</text:p>
          </table:table-cell>
          <table:table-cell table:style-name="ce1" office:value-type="string">
            <text:p>Desired Result</text:p>
          </table:table-cell>
          <table:table-cell table:style-name="ce1" office:value-type="string">
            <text:p>Actual Result</text:p>
          </table:table-cell>
        </table:table-row>
        <table:table-row table:style-name="ro1">
          <table:table-cell table:style-name="ce2" office:value-type="string">
            <text:p>Put no value in time limit field</text:p>
          </table:table-cell>
          <table:table-cell office:value-type="string">
            <text:p>Time limit in the game reverts to default value</text:p>
          </table:table-cell>
          <table:table-cell office:value-type="string">
            <text:p>As desired</text:p>
          </table:table-cell>
        </table:table-row>
        <table:table-row table:style-name="ro1">
          <table:table-cell office:value-type="string">
            <text:p>Check chipset 1</text:p>
          </table:table-cell>
          <table:table-cell office:value-type="string">
            <text:p>Standard black and white chips selected</text:p>
          </table:table-cell>
          <table:table-cell office:value-type="string">
            <text:p>As desired</text:p>
          </table:table-cell>
        </table:table-row>
        <table:table-row table:style-name="ro1">
          <table:table-cell office:value-type="string">
            <text:p>Check chipset 2</text:p>
          </table:table-cell>
          <table:table-cell office:value-type="string">
            <text:p>Red and blue chips selected</text:p>
          </table:table-cell>
          <table:table-cell office:value-type="string">
            <text:p>As desired</text:p>
          </table:table-cell>
        </table:table-row>
        <table:table-row table:style-name="ro1">
          <table:table-cell office:value-type="string">
            <text:p>Check board type 1</text:p>
          </table:table-cell>
          <table:table-cell office:value-type="string">
            <text:p>Standard felt board selected</text:p>
          </table:table-cell>
          <table:table-cell office:value-type="string">
            <text:p>As desired</text:p>
          </table:table-cell>
        </table:table-row>
        <table:table-row table:style-name="ro1">
          <table:table-cell office:value-type="string">
            <text:p>Check board type 2</text:p>
          </table:table-cell>
          <table:table-cell office:value-type="string">
            <text:p>Wooden board selected</text:p>
          </table:table-cell>
          <table:table-cell office:value-type="string">
            <text:p>As desired</text:p>
          </table:table-cell>
        </table:table-row>
        <table:table-row table:style-name="ro1">
          <table:table-cell office:value-type="string">
            <text:p>Check timed checkbox</text:p>
          </table:table-cell>
          <table:table-cell office:value-type="string">
            <text:p>Time limit appears in the game, game is played in timed mode</text:p>
          </table:table-cell>
          <table:table-cell office:value-type="string">
            <text:p>As desired</text:p>
          </table:table-cell>
        </table:table-row>
        <table:table-row table:style-name="ro1">
          <table:table-cell office:value-type="string">
            <text:p>Uncheck timed checkbox</text:p>
          </table:table-cell>
          <table:table-cell office:value-type="string">
            <text:p>Game is not played in timed mode</text:p>
          </table:table-cell>
          <table:table-cell office:value-type="string">
            <text:p>As desir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Lucida Sans Unicode"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9">00/00/0000</text:date>, <text:time style:data-style-name="N2" text:time-value="0000-00-00T20:26:10.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264in"/>
    </style:style>
    <style:style style:name="co2" style:family="table-column">
      <style:table-column-properties fo:break-before="auto" style:column-width="4.7161in"/>
    </style:style>
    <style:style style:name="co3" style:family="table-column">
      <style:table-column-properties fo:break-before="auto" style:column-width="3.1339in"/>
    </style:style>
    <style:style style:name="co4" style:family="table-column">
      <style:table-column-properties fo:break-before="auto" style:column-width="0.889in"/>
    </style:style>
    <style:style style:name="ro1" style:family="table-row">
      <style:table-row-properties style:row-height="0.4799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31pt solid #000000"/>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31pt solid #000000"/>
      <style:text-properties style:font-name="Arial" fo:font-size="12pt" style:font-size-asian="12pt" style:font-size-complex="12pt"/>
    </style:style>
    <style:style style:name="ce4" style:family="table-cell" style:parent-style-name="Default">
      <style:table-cell-properties fo:wrap-option="wrap" fo:border="0.31pt solid #000000"/>
      <style:text-properties fo:font-size="12pt" style:font-size-asian="12pt" style:font-size-complex="12pt"/>
    </style:style>
  </office:automatic-styles>
  <office:body>
    <office:spreadsheet>
      <table:table table:name="MainActivity" table:style-name="ta1">
        <table:table-column table:style-name="co1" table:default-cell-style-name="ce3"/>
        <table:table-column table:style-name="co2" table:default-cell-style-name="ce4"/>
        <table:table-column table:style-name="co3" table:default-cell-style-name="ce4"/>
        <table:table-row table:style-name="ro1">
          <table:table-cell table:style-name="ce1" office:value-type="string">
            <text:p>Description</text:p>
          </table:table-cell>
          <table:table-cell table:style-name="ce1" office:value-type="string">
            <text:p>Desired Result</text:p>
          </table:table-cell>
          <table:table-cell table:style-name="ce1" office:value-type="string">
            <text:p>Actual Result</text:p>
          </table:table-cell>
        </table:table-row>
        <table:table-row table:style-name="ro1">
          <table:table-cell table:style-name="ce2" office:value-type="string">
            <text:p>Start game without accessing the settings activity</text:p>
          </table:table-cell>
          <table:table-cell office:value-type="string">
            <text:p>The game runs with default settings</text:p>
          </table:table-cell>
          <table:table-cell office:value-type="string">
            <text:p>As desired</text:p>
          </table:table-cell>
        </table:table-row>
        <table:table-row table:style-name="ro1">
          <table:table-cell office:value-type="string">
            <text:p>Try and move on other players chip</text:p>
          </table:table-cell>
          <table:table-cell office:value-type="string">
            <text:p>Nothing happens</text:p>
          </table:table-cell>
          <table:table-cell office:value-type="string">
            <text:p>As desired</text:p>
          </table:table-cell>
        </table:table-row>
        <table:table-row table:style-name="ro1">
          <table:table-cell office:value-type="string">
            <text:p>Try to do an invalid move</text:p>
          </table:table-cell>
          <table:table-cell office:value-type="string">
            <text:p>Nothing happens</text:p>
          </table:table-cell>
          <table:table-cell office:value-type="string">
            <text:p>As desired</text:p>
          </table:table-cell>
        </table:table-row>
        <table:table-row table:style-name="ro1">
          <table:table-cell office:value-type="string">
            <text:p>Finish a game</text:p>
          </table:table-cell>
          <table:table-cell office:value-type="string">
            <text:p>Winning player is reported</text:p>
          </table:table-cell>
          <table:table-cell office:value-type="string">
            <text:p>As desired</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Lucida Sans Unicode"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5">00/00/0000</text:date>, <text:time style:data-style-name="N2" text:time-value="0000-00-00T18:21:43.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264in"/>
    </style:style>
    <style:style style:name="co2" style:family="table-column">
      <style:table-column-properties fo:break-before="auto" style:column-width="4.7161in"/>
    </style:style>
    <style:style style:name="co3" style:family="table-column">
      <style:table-column-properties fo:break-before="auto" style:column-width="3.1339in"/>
    </style:style>
    <style:style style:name="co4" style:family="table-column">
      <style:table-column-properties fo:break-before="auto" style:column-width="0.889in"/>
    </style:style>
    <style:style style:name="ro1" style:family="table-row">
      <style:table-row-properties style:row-height="0.4799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31pt solid #000000"/>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31pt solid #000000"/>
      <style:text-properties style:font-name="Arial" fo:font-size="12pt" style:font-size-asian="12pt" style:font-size-complex="12pt"/>
    </style:style>
    <style:style style:name="ce4" style:family="table-cell" style:parent-style-name="Default">
      <style:table-cell-properties fo:wrap-option="wrap" fo:border="0.31pt solid #000000"/>
      <style:text-properties fo:font-size="12pt" style:font-size-asian="12pt" style:font-size-complex="12pt"/>
    </style:style>
  </office:automatic-styles>
  <office:body>
    <office:spreadsheet>
      <table:table table:name="Score provider" table:style-name="ta1">
        <table:table-column table:style-name="co1" table:default-cell-style-name="ce3"/>
        <table:table-column table:style-name="co2" table:default-cell-style-name="ce4"/>
        <table:table-column table:style-name="co3" table:default-cell-style-name="ce4"/>
        <table:table-row table:style-name="ro1">
          <table:table-cell table:style-name="ce1" office:value-type="string">
            <text:p>Description</text:p>
          </table:table-cell>
          <table:table-cell table:style-name="ce1" office:value-type="string">
            <text:p>Desired Result</text:p>
          </table:table-cell>
          <table:table-cell table:style-name="ce1" office:value-type="string">
            <text:p>Actual Result</text:p>
          </table:table-cell>
        </table:table-row>
        <table:table-row table:style-name="ro1">
          <table:table-cell table:style-name="ce2" office:value-type="string">
            <text:p>Add a player to the provider</text:p>
          </table:table-cell>
          <table:table-cell office:value-type="string">
            <text:p>Player is added to the provider and displayed in the scoreboard activity</text:p>
          </table:table-cell>
          <table:table-cell office:value-type="string">
            <text:p>As desired</text:p>
          </table:table-cell>
        </table:table-row>
        <table:table-row table:style-name="ro1">
          <table:table-cell office:value-type="string">
            <text:p>Add a player to the provider that does not qualify</text:p>
          </table:table-cell>
          <table:table-cell office:value-type="string">
            <text:p>Player is not added to the provider</text:p>
          </table:table-cell>
          <table:table-cell office:value-type="string">
            <text:p>As desired</text:p>
          </table:table-cell>
        </table:table-row>
        <table:table-row table:style-name="ro1">
          <table:table-cell office:value-type="string">
            <text:p>Add a player to the provider that is already in the provider</text:p>
          </table:table-cell>
          <table:table-cell office:value-type="string">
            <text:p>Player is added to the provider as a separate instance, previous instance is still present if applicable.</text:p>
          </table:table-cell>
          <table:table-cell office:value-type="string">
            <text:p>As desired</text:p>
          </table:table-cell>
        </table:table-row>
        <table:table-row table:style-name="ro1">
          <table:table-cell office:value-type="string">
            <text:p>Add a player to the provider when the player is full</text:p>
          </table:table-cell>
          <table:table-cell office:value-type="string">
            <text:p>Player is added to the provider and the player with the lowest score is removed</text:p>
          </table:table-cell>
          <table:table-cell office:value-type="string">
            <text:p>As desired</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Lucida Sans Unicode"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5">00/00/0000</text:date>, <text:time style:data-style-name="N2" text:time-value="0000-00-00T18:36:08.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264in"/>
    </style:style>
    <style:style style:name="co2" style:family="table-column">
      <style:table-column-properties fo:break-before="auto" style:column-width="4.7161in"/>
    </style:style>
    <style:style style:name="co3" style:family="table-column">
      <style:table-column-properties fo:break-before="auto" style:column-width="3.1339in"/>
    </style:style>
    <style:style style:name="co4" style:family="table-column">
      <style:table-column-properties fo:break-before="auto" style:column-width="0.889in"/>
    </style:style>
    <style:style style:name="ro1" style:family="table-row">
      <style:table-row-properties style:row-height="0.4799in" fo:break-before="auto" style:use-optimal-row-height="fals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31pt solid #000000"/>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31pt solid #000000"/>
      <style:text-properties style:font-name="Arial" fo:font-size="12pt" style:font-size-asian="12pt" style:font-size-complex="12pt"/>
    </style:style>
    <style:style style:name="ce4" style:family="table-cell" style:parent-style-name="Default">
      <style:table-cell-properties fo:wrap-option="wrap" fo:border="0.31pt solid #000000"/>
      <style:text-properties fo:font-size="12pt" style:font-size-asian="12pt" style:font-size-complex="12pt"/>
    </style:style>
  </office:automatic-styles>
  <office:body>
    <office:spreadsheet>
      <table:table table:name="Score provider" table:style-name="ta1">
        <table:table-column table:style-name="co1" table:default-cell-style-name="ce3"/>
        <table:table-column table:style-name="co2" table:default-cell-style-name="ce4"/>
        <table:table-column table:style-name="co3" table:default-cell-style-name="ce4"/>
        <table:table-row table:style-name="ro1">
          <table:table-cell table:style-name="ce1" office:value-type="string">
            <text:p>Description</text:p>
          </table:table-cell>
          <table:table-cell table:style-name="ce1" office:value-type="string">
            <text:p>Desired Result</text:p>
          </table:table-cell>
          <table:table-cell table:style-name="ce1" office:value-type="string">
            <text:p>Actual Result</text:p>
          </table:table-cell>
        </table:table-row>
        <table:table-row table:style-name="ro1">
          <table:table-cell table:style-name="ce2" office:value-type="string">
            <text:p>Device is put into landscape mode</text:p>
          </table:table-cell>
          <table:table-cell office:value-type="string">
            <text:p>App is locked in portrait so should not respond to this aspect change.</text:p>
          </table:table-cell>
          <table:table-cell office:value-type="string">
            <text:p>As desired</text:p>
          </table:table-cell>
        </table:table-row>
        <table:table-row table:style-name="ro1">
          <table:table-cell office:value-type="string">
            <text:p>Back button is pressed on any page</text:p>
          </table:table-cell>
          <table:table-cell office:value-type="string">
            <text:p>If page is not the main activity the app will revert back to its parent page.</text:p>
          </table:table-cell>
          <table:table-cell office:value-type="string">
            <text:p>As desired</text:p>
          </table:table-cell>
        </table:table-row>
        <table:table-row table:style-name="ro1">
          <table:table-cell office:value-type="string">
            <text:p>Home button is pressed during a game</text:p>
          </table:table-cell>
          <table:table-cell office:value-type="string">
            <text:p>The game is paused until the user re-activates it or android os kills it</text:p>
          </table:table-cell>
          <table:table-cell office:value-type="string">
            <text:p>As desired</text:p>
          </table:table-cell>
        </table:table-row>
        <table:table-row table:style-name="ro1">
          <table: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Lucida Sans Unicode"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5">00/00/0000</text:date>, <text:time style:data-style-name="N2" text:time-value="0000-00-00T18:39:11.81">00:00:00</text:time></text:p>
        </style:region-right>
      </style:header>
      <style:header-left style:display="false"/>
      <style:footer>
        <text:p>Page <text:page-number>1</text:page-number> / <text:page-count>99</text:page-count></text:p>
      </style:footer>
      <style:footer-left style:display="false"/>
    </style:master-page>
  </office:master-styles>
</office:document-styles>
</file>